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E600000153DB73A26E17DBB76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pitch="variable"/>
    <style:font-face style:name="Arimo1" svg:font-family="Arimo"/>
    <style:font-face style:name="Arimo2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 SemiCondensed" svg:font-family="'Noto Sans Devanagari SemiCondensed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02cm" fo:min-width="0.552cm" fo:padding-top="0.142cm" fo:padding-bottom="0.142cm" fo:padding-left="0.267cm" fo:padding-right="0.267cm" draw:shadow="visible" draw:shadow-offset-x="0cm" draw:shadow-offset-y="0.071cm" loext:shadow-blur="0.035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 loext:decorative="fals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svg:stroke-opacity="100%" draw:fill-color="#b2b2b2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 loext:decorative="fals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 loext:decorative="false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draw:shadow-opacity="100%" loext:shadow-blur="0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draw:shadow-opacity="100%" loext:shadow-blur="0cm" loext:decorative="false"/>
    </style:style>
    <style:style style:name="gr8" style:family="graphic" style:parent-style-name="standard">
      <style:graphic-properties draw:stroke="none" svg:stroke-color="#000000" svg:stroke-opacity="100%" draw:fill="none" draw:fill-color="#ffffff" draw:textarea-horizontal-align="left" draw:auto-grow-height="true" draw:auto-grow-width="true" fo:min-height="0.712cm" fo:min-width="3.77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4cm" draw:shadow-opacity="100%" loext:shadow-blur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9cm" loext:decorative="false"/>
      <style:paragraph-properties style:writing-mode="lr-tb"/>
    </style:style>
    <style:style style:name="gr1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draw:shadow-opacity="100%" loext:shadow-blur="0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2cm" loext:decorative="false"/>
      <style:paragraph-properties style:writing-mode="lr-tb"/>
    </style:style>
    <style:style style:name="gr17" style:family="graphic" style:parent-style-name="objectwithoutfill">
      <style:graphic-properties svg:stroke-color="#000000" draw:fill="none" draw:textarea-vertical-align="middle" loext:decorative="false"/>
    </style:style>
    <style:style style:name="gr18" style:family="graphic" style:parent-style-name="standard">
      <style:graphic-properties draw:stroke="none" svg:stroke-color="#000000" svg:stroke-opacity="100%" draw:fill="none" draw:fill-color="#ffffff" draw:textarea-horizontal-align="left" draw:auto-grow-height="true" draw:auto-grow-width="true" fo:min-height="0.712cm" fo:min-width="3.198cm" loext:decorative="false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svg:stroke-opacity="100%" draw:fill-color="#ffffff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 style:writing-mode="lr-tb" loext:decorative="false"/>
      <style:paragraph-properties style:writing-mode="lr-tb"/>
    </style:style>
    <style:style style:name="gr20" style:family="graphic" style:parent-style-name="objectwithoutfill">
      <style:graphic-properties svg:stroke-width="0.035cm" svg:stroke-color="#000000" draw:marker-start-width="0.252cm" draw:marker-end-width="0.252cm" svg:stroke-opacity="100%" draw:fill="none" draw:textarea-vertical-align="middle" fo:padding-top="0.142cm" fo:padding-bottom="0.142cm" fo:padding-left="0.267cm" fo:padding-right="0.267cm" loext:decorative="false"/>
    </style:style>
    <style:style style:name="gr21" style:family="graphic" style:parent-style-name="objectwithoutfill">
      <style:graphic-properties svg:stroke-color="#000000" svg:stroke-opacity="100%" draw:fill="none" draw:textarea-vertical-align="middle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62cm" loext:decorative="false"/>
      <style:paragraph-properties style:writing-mode="lr-tb"/>
    </style:style>
    <style:style style:name="gr23" style:family="graphic">
      <style:graphic-properties style:protect="size" loext:decorative="fals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 style:writing-mode="lr-tb" loext:decorative="false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 loext:decorative="false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solid" draw:fill-color="#ffffff" draw:opacity="100%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 loext:decorative="false"/>
    </style:style>
    <style:style style:name="gr28" style:family="graphic" style:parent-style-name="standard">
      <style:graphic-properties draw:stroke="none" svg:stroke-color="#000000" draw:fill="none" draw:fill-color="#dddddd" draw:opacity="100%" draw:textarea-horizontal-align="left" draw:auto-grow-height="true" draw:auto-grow-width="true" fo:min-height="0.712cm" fo:min-width="0.705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dddddd" draw:opacity="100%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dddddd" draw:opacity="100%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32" style:family="graphic" style:parent-style-name="objectwithoutfill">
      <style:graphic-properties draw:fill="none" draw:textarea-vertical-align="middle" loext:decorative="false"/>
    </style:style>
    <style:style style:name="gr33" style:family="graphic" style:parent-style-name="standard">
      <style:graphic-properties draw:stroke="none" draw:fill="solid" draw:fill-color="#000000" loext:decorative="false"/>
    </style:style>
    <style:style style:name="gr34" style:family="graphic" style:parent-style-name="standard">
      <style:graphic-properties draw:stroke="solid" svg:stroke-width="0.052cm" svg:stroke-color="#000000" draw:stroke-linejoin="miter" svg:stroke-linecap="butt" draw:fill="none" fo:padding-top="0.026cm" fo:padding-bottom="0.026cm" fo:padding-left="0.026cm" fo:padding-right="0.026cm" loext:decorative="false"/>
    </style:style>
    <style:style style:name="gr35" style:family="graphic" style:parent-style-name="standard">
      <style:graphic-properties draw:stroke="solid" svg:stroke-width="0.052cm" svg:stroke-color="#000000" draw:stroke-linejoin="miter" svg:stroke-linecap="butt" draw:fill="solid" draw:fill-color="#dddddd" fo:padding-top="0.026cm" fo:padding-bottom="0.026cm" fo:padding-left="0.026cm" fo:padding-right="0.026cm" loext:decorative="false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629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3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solid" svg:stroke-width="0.052cm" svg:stroke-color="#000000" draw:stroke-linejoin="miter" svg:stroke-linecap="butt" draw:fill="solid" draw:fill-color="#ffffff" fo:padding-top="0.026cm" fo:padding-bottom="0.026cm" fo:padding-left="0.026cm" fo:padding-right="0.026cm" loext:decorative="false"/>
    </style:style>
    <style:style style:name="gr39" style:family="graphic" style:parent-style-name="standard">
      <style:graphic-properties svg:stroke-color="#999999" draw:fill-color="#999999" draw:textarea-horizontal-align="justify" draw:textarea-vertical-align="middle" draw:auto-grow-height="false" fo:min-height="0.081cm" fo:min-width="1.65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 loext:decorative="false"/>
      <style:paragraph-properties style:writing-mode="lr-tb"/>
    </style:style>
    <style:style style:name="gr4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42" style:family="graphic" style:parent-style-name="objectwithoutfill">
      <style:graphic-properties draw:stroke="dash" draw:stroke-dash="Dash_20__28_Rounded_29_" svg:stroke-width="0.035cm" svg:stroke-color="#000000" draw:marker-start-width="0.252cm" draw:marker-end="Arrowheads_20_2" draw:marker-end-width="0.252cm" svg:stroke-linecap="round" draw:fill="none" draw:textarea-horizontal-align="center" draw:textarea-vertical-align="middle" fo:padding-top="0.017cm" fo:padding-bottom="0.017cm" fo:padding-left="0.017cm" fo:padding-right="0.017cm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94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8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15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 loext:decorative="false"/>
      <style:paragraph-properties style:writing-mode="lr-tb"/>
    </style:style>
    <style:style style:name="gr47" style:family="graphic" style:parent-style-name="standard">
      <style:graphic-properties draw:stroke="solid" svg:stroke-width="0.052cm" svg:stroke-color="#999999" draw:stroke-linejoin="miter" svg:stroke-linecap="butt" draw:fill="solid" draw:fill-color="#ffffff" fo:padding-top="0.026cm" fo:padding-bottom="0.026cm" fo:padding-left="0.026cm" fo:padding-right="0.026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 loext:decorative="false"/>
      <style:paragraph-properties style:writing-mode="lr-tb"/>
    </style:style>
    <style:style style:name="gr49" style:family="graphic" style:parent-style-name="standard">
      <style:graphic-properties draw:stroke="none" svg:stroke-color="#999999" draw:fill="none" draw:textarea-horizontal-align="left" draw:textarea-vertical-align="top" draw:auto-grow-height="true" draw:auto-grow-width="true" fo:min-height="0.628cm" fo:min-width="0.629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svg:stroke-color="#999999" draw:fill="none" draw:textarea-horizontal-align="left" draw:textarea-vertical-align="top" draw:auto-grow-height="true" draw:auto-grow-width="true" fo:min-height="0.628cm" fo:min-width="0.563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fill-color="#999999" draw:textarea-horizontal-align="justify" draw:textarea-vertical-align="middle" draw:auto-grow-height="false" fo:min-height="0cm" fo:min-width="0.841cm" loext:decorative="false"/>
    </style:style>
    <style:style style:name="gr52" style:family="graphic" style:parent-style-name="standard">
      <style:graphic-properties draw:fill-color="#999999" draw:textarea-horizontal-align="justify" draw:textarea-vertical-align="middle" draw:auto-grow-height="false" fo:min-height="0cm" fo:min-width="0.841cm" style:writing-mode="lr-tb" loext:decorative="false"/>
      <style:paragraph-properties style:writing-mode="lr-tb"/>
    </style:style>
    <style:style style:name="gr5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48cm" fo:min-width="1.498cm" fo:padding-top="0.142cm" fo:padding-bottom="0.142cm" fo:padding-left="0.267cm" fo:padding-right="0.267cm" loext:decorative="false"/>
    </style:style>
    <style:style style:name="gr54" style:family="graphic">
      <style:graphic-properties style:writing-mode="lr-tb" loext:decorative="false"/>
    </style:style>
    <style:style style:name="gr5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56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18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b2b2b2"/>
      <style:paragraph-properties fo:text-align="center" style:writing-mode="lr-tb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style:paragraph-properties fo:text-align="center" style:writing-mode="lr-tb"/>
      <style:text-properties fo:font-size="16pt" style:font-size-asian="16pt" style:font-size-complex="16pt"/>
    </style:style>
    <style:style style:name="P11" style:family="paragraph">
      <loext:graphic-properties draw:fill="solid" draw:fill-color="#dddddd" draw:opacity="100%"/>
      <style:paragraph-properties fo:text-align="center" style:writing-mode="lr-tb"/>
      <style:text-properties fo:font-size="16pt" style:font-size-asian="16pt" style:font-size-complex="16pt"/>
    </style:style>
    <style:style style:name="P12" style:family="paragraph">
      <loext:graphic-properties draw:fill="solid" draw:fill-color="#dddddd" draw:opacity="100%"/>
      <style:paragraph-properties fo:text-align="center"/>
    </style:style>
    <style:style style:name="P13" style:family="paragraph">
      <loext:graphic-properties draw:fill="solid" draw:fill-color="#ffffff" draw:opacity="100%"/>
      <style:paragraph-properties fo:text-align="center"/>
    </style:style>
    <style:style style:name="P14" style:family="paragraph">
      <loext:graphic-properties draw:fill="none" draw:fill-color="#dddddd" draw:opacity="100%"/>
    </style:style>
    <style:style style:name="P15" style:family="paragraph">
      <loext:graphic-properties draw:fill="solid" draw:fill-color="#dddddd" draw:opacity="100%"/>
    </style:style>
    <style:style style:name="P16" style:family="paragraph">
      <loext:graphic-properties draw:fill="none" draw:fill-color="#ffffff" draw:opacity="100%"/>
      <style:text-properties fo:background-color="#ffffff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none"/>
    </style:style>
    <style:style style:name="P19" style:family="paragraph">
      <loext:graphic-properties draw:fill="solid" draw:fill-color="#dddddd"/>
    </style:style>
    <style:style style:name="P20" style:family="paragraph">
      <style:paragraph-properties fo:text-align="start" style:writing-mode="lr-tb"/>
    </style:style>
    <style:style style:name="P21" style:family="paragraph">
      <loext:graphic-properties draw:fill="none"/>
      <style:text-properties fo:font-size="16pt" style:font-size-asian="16pt" style:font-size-complex="16pt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-color="#999999"/>
      <style:paragraph-properties fo:text-align="center"/>
    </style:style>
    <style:style style:name="P24" style:family="paragraph">
      <loext:graphic-properties draw:fill="none" draw:fill-color="#ffffff"/>
      <style:text-properties style:font-name="Liberation Sans2" fo:font-size="10pt" fo:background-color="#ffffff" style:font-size-asian="10pt" style:font-size-complex="10pt"/>
    </style:style>
    <style:style style:name="P25" style:family="paragraph">
      <loext:graphic-properties draw:fill="none"/>
      <style:paragraph-properties fo:text-align="start"/>
      <style:text-properties fo:color="#999999" loext:opacity="100%" fo:font-size="16pt" style:font-size-asian="16pt" style:font-size-complex="16pt"/>
    </style:style>
    <style:style style:name="P26" style:family="paragraph">
      <loext:graphic-properties draw:fill-color="#999999"/>
      <style:paragraph-properties fo:text-align="center" style:writing-mode="lr-tb"/>
    </style:style>
    <style:style style:name="T1" style:family="text">
      <style:text-properties fo:font-size="18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background-color="#ffffff"/>
    </style:style>
    <style:style style:name="T4" style:family="text">
      <style:text-properties fo:color="#000000" loext:opacity="100%" style:font-name="Arimo1" fo:font-size="16pt" fo:font-weight="normal" style:font-size-asian="16pt" style:font-weight-asian="normal" style:font-name-complex="Arimo1" style:font-size-complex="16pt" style:font-weight-complex="normal"/>
    </style:style>
    <style:style style:name="T5" style:family="text">
      <style:text-properties style:font-name="Liberation Sans2" fo:font-size="10pt" fo:background-color="#ffffff" style:font-size-asian="10pt" style:font-size-complex="10pt"/>
    </style:style>
    <style:style style:name="T6" style:family="text">
      <style:text-properties fo:color="#999999" loext:opacity="100%" style:font-name="Arimo1" fo:font-size="16pt" fo:font-weight="normal" style:font-size-asian="16pt" style:font-weight-asian="normal" style:font-name-complex="Arimo1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6" draw:id="id6" draw:layer="layout" svg:width="1.488cm" svg:height="1.488cm" svg:x="21.32cm" svg:y="4.17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488cm" svg:height="1.488cm" svg:x="23.86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1.488cm" svg:height="1.488cm" svg:x="22.59cm" svg:y="1.635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488cm" svg:height="1.488cm" svg:x="3.137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488cm" svg:height="1.488cm" svg:x="9.255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1.488cm" svg:height="1.488cm" svg:x="10.525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" draw:id="id4" draw:layer="layout" svg:width="1.488cm" svg:height="1.488cm" svg:x="14.97cm" svg:y="4.17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3" draw:id="id3" draw:layer="layout" svg:width="1.488cm" svg:height="1.488cm" svg:x="16.24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4.278cm" svg:height="0.962cm" svg:x="2.07cm" svg:y="6.413cm">
          <draw:text-box>
            <text:p><text:span text:style-name="T1">a. Empty root</text:span></text:p>
          </draw:text-box>
        </draw:frame>
        <draw:frame draw:style-name="gr9" draw:text-style-name="P5" draw:layer="layout" svg:width="3.558cm" svg:height="0.962cm" svg:x="8.778cm" svg:y="6.413cm">
          <draw:text-box>
            <text:p><text:span text:style-name="T1">b. Read "("</text:span></text:p>
          </draw:text-box>
        </draw:frame>
        <draw:frame draw:style-name="gr10" draw:text-style-name="P5" draw:layer="layout" svg:width="3.664cm" svg:height="0.962cm" svg:x="15.014cm" svg:y="6.413cm">
          <draw:text-box>
            <text:p><text:span text:style-name="T1">c. Read "3"</text:span></text:p>
          </draw:text-box>
        </draw:frame>
        <draw:frame draw:style-name="gr11" draw:text-style-name="P5" draw:layer="layout" svg:width="3.719cm" svg:height="0.962cm" svg:x="21.784cm" svg:y="6.413cm">
          <draw:text-box>
            <text:p><text:span text:style-name="T1">d. Read "+"</text:span></text:p>
          </draw:text-box>
        </draw:frame>
        <draw:connector draw:style-name="gr12" draw:text-style-name="P6" draw:layer="layout" draw:type="line" svg:x1="11.269cm" svg:y1="3.123cm" svg:x2="10.525cm" svg:y2="4.393cm" draw:start-shape="id1" draw:start-glue-point="8" draw:end-shape="id2" draw:end-glue-point="11" svg:d="M11269 3123l-744 1270" svg:viewBox="0 0 745 1271">
          <text:p/>
        </draw:connector>
        <draw:frame draw:style-name="gr9" draw:text-style-name="P5" draw:layer="layout" svg:width="3.558cm" svg:height="0.962cm" svg:x="2.564cm" svg:y="15.693cm">
          <draw:text-box>
            <text:p><text:span text:style-name="T1">e. Read "("</text:span></text:p>
          </draw:text-box>
        </draw:frame>
        <draw:custom-shape draw:style-name="gr13" draw:text-style-name="P7" xml:id="id11" draw:id="id11" draw:layer="layout" svg:width="1.488cm" svg:height="1.488cm" svg:x="3.54cm" svg:y="13.7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6" draw:layer="layout" draw:type="line" svg:x1="16.984cm" svg:y1="3.123cm" svg:x2="16.24cm" svg:y2="4.393cm" draw:start-shape="id3" draw:start-glue-point="8" draw:end-shape="id4" draw:end-glue-point="11" svg:d="M16984 3123l-744 1270" svg:viewBox="0 0 745 1271">
          <text:p/>
        </draw:connector>
        <draw:connector draw:style-name="gr12" draw:text-style-name="P6" draw:layer="layout" draw:type="line" svg:x1="23.334cm" svg:y1="3.123cm" svg:x2="22.59cm" svg:y2="4.393cm" draw:start-shape="id5" draw:start-glue-point="8" draw:end-shape="id6" draw:end-glue-point="11" svg:d="M23334 3123l-744 1270" svg:viewBox="0 0 745 1271">
          <text:p/>
        </draw:connector>
        <draw:connector draw:style-name="gr12" draw:text-style-name="P6" draw:layer="layout" draw:type="line" svg:x1="23.334cm" svg:y1="3.123cm" svg:x2="24.078cm" svg:y2="4.393cm" draw:start-shape="id5" draw:start-glue-point="8" draw:end-shape="id7" draw:end-glue-point="5" svg:d="M23334 3123l744 1270" svg:viewBox="0 0 745 1271">
          <text:p/>
        </draw:connector>
        <draw:custom-shape draw:style-name="gr3" draw:text-style-name="P2" xml:id="id9" draw:id="id9" draw:layer="layout" svg:width="1.488cm" svg:height="1.488cm" svg:x="2.27cm" svg:y="11.1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0" draw:id="id10" draw:layer="layout" svg:width="1.488cm" svg:height="1.488cm" svg:x="4.81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1.488cm" svg:height="1.488cm" svg:x="3.54cm" svg:y="8.62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type="line" svg:x1="4.284cm" svg:y1="10.108cm" svg:x2="3.54cm" svg:y2="11.378cm" draw:start-shape="id8" draw:start-glue-point="8" draw:end-shape="id9" draw:end-glue-point="11" svg:d="M4284 10108l-744 1270" svg:viewBox="0 0 745 1271">
          <text:p/>
        </draw:connector>
        <draw:connector draw:style-name="gr12" draw:text-style-name="P6" draw:layer="layout" draw:type="line" svg:x1="4.284cm" svg:y1="10.108cm" svg:x2="5.028cm" svg:y2="11.378cm" draw:start-shape="id8" draw:start-glue-point="8" draw:end-shape="id10" draw:end-glue-point="5" svg:d="M4284 10108l744 1270" svg:viewBox="0 0 745 1271">
          <text:p/>
        </draw:connector>
        <draw:connector draw:style-name="gr12" draw:text-style-name="P6" draw:layer="layout" draw:type="line" svg:x1="5.554cm" svg:y1="12.648cm" svg:x2="4.81cm" svg:y2="13.918cm" draw:start-shape="id10" draw:start-glue-point="8" draw:end-shape="id11" draw:end-glue-point="11" svg:d="M5554 12648l-744 1270" svg:viewBox="0 0 745 1271">
          <text:p/>
        </draw:connector>
        <draw:frame draw:style-name="gr15" draw:text-style-name="P5" draw:layer="layout" svg:width="3.525cm" svg:height="0.962cm" svg:x="8.914cm" svg:y="15.693cm">
          <draw:text-box>
            <text:p><text:span text:style-name="T1">f. Read "4"</text:span></text:p>
          </draw:text-box>
        </draw:frame>
        <draw:custom-shape draw:style-name="gr3" draw:text-style-name="P2" xml:id="id15" draw:id="id15" draw:layer="layout" svg:width="1.488cm" svg:height="1.488cm" svg:x="9.89cm" svg:y="13.69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3" draw:id="id13" draw:layer="layout" svg:width="1.488cm" svg:height="1.488cm" svg:x="8.62cm" svg:y="11.15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xml:id="id14" draw:id="id14" draw:layer="layout" svg:width="1.488cm" svg:height="1.488cm" svg:x="11.16cm" svg:y="11.15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2" draw:id="id12" draw:layer="layout" svg:width="1.488cm" svg:height="1.488cm" svg:x="9.89cm" svg:y="8.612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type="line" svg:x1="10.634cm" svg:y1="10.1cm" svg:x2="9.89cm" svg:y2="11.37cm" draw:start-shape="id12" draw:start-glue-point="8" draw:end-shape="id13" draw:end-glue-point="11" svg:d="M10634 10100l-744 1270" svg:viewBox="0 0 745 1271">
          <text:p/>
        </draw:connector>
        <draw:connector draw:style-name="gr12" draw:text-style-name="P6" draw:layer="layout" draw:type="line" svg:x1="10.634cm" svg:y1="10.1cm" svg:x2="11.378cm" svg:y2="11.37cm" draw:start-shape="id12" draw:start-glue-point="8" draw:end-shape="id14" draw:end-glue-point="5" svg:d="M10634 10100l744 1270" svg:viewBox="0 0 745 1271">
          <text:p/>
        </draw:connector>
        <draw:connector draw:style-name="gr12" draw:text-style-name="P6" draw:layer="layout" draw:type="line" svg:x1="11.904cm" svg:y1="12.64cm" svg:x2="11.16cm" svg:y2="13.91cm" draw:start-shape="id14" draw:start-glue-point="8" draw:end-shape="id15" draw:end-glue-point="11" svg:d="M11904 12640l-744 1270" svg:viewBox="0 0 745 1271">
          <text:p/>
        </draw:connector>
        <draw:frame draw:style-name="gr16" draw:text-style-name="P5" draw:layer="layout" svg:width="3.592cm" svg:height="0.962cm" svg:x="15.264cm" svg:y="15.693cm">
          <draw:text-box>
            <text:p><text:span text:style-name="T1">g. Read "*"</text:span></text:p>
          </draw:text-box>
        </draw:frame>
        <draw:custom-shape draw:style-name="gr3" draw:text-style-name="P2" xml:id="id19" draw:id="id19" draw:layer="layout" svg:width="1.488cm" svg:height="1.488cm" svg:x="16.24cm" svg:y="13.69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7" draw:id="id17" draw:layer="layout" svg:width="1.488cm" svg:height="1.488cm" svg:x="14.97cm" svg:y="11.15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8" draw:id="id18" draw:layer="layout" svg:width="1.488cm" svg:height="1.488cm" svg:x="17.51cm" svg:y="11.152cm">
          <text:p text:style-name="P1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6" draw:id="id16" draw:layer="layout" svg:width="1.488cm" svg:height="1.488cm" svg:x="16.24cm" svg:y="8.612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type="line" svg:x1="16.984cm" svg:y1="10.1cm" svg:x2="16.24cm" svg:y2="11.37cm" draw:start-shape="id16" draw:start-glue-point="8" draw:end-shape="id17" draw:end-glue-point="11" svg:d="M16984 10100l-744 1270" svg:viewBox="0 0 745 1271">
          <text:p/>
        </draw:connector>
        <draw:connector draw:style-name="gr12" draw:text-style-name="P6" draw:layer="layout" draw:type="line" svg:x1="16.984cm" svg:y1="10.1cm" svg:x2="17.728cm" svg:y2="11.37cm" draw:start-shape="id16" draw:start-glue-point="8" draw:end-shape="id18" draw:end-glue-point="5" svg:d="M16984 10100l744 1270" svg:viewBox="0 0 745 1271">
          <text:p/>
        </draw:connector>
        <draw:connector draw:style-name="gr12" draw:text-style-name="P6" draw:layer="layout" draw:type="line" svg:x1="18.254cm" svg:y1="12.64cm" svg:x2="17.51cm" svg:y2="13.91cm" draw:start-shape="id18" draw:start-glue-point="8" draw:end-shape="id19" draw:end-glue-point="11" svg:d="M18254 12640l-744 1270" svg:viewBox="0 0 745 1271">
          <text:p/>
        </draw:connector>
        <draw:custom-shape draw:style-name="gr13" draw:text-style-name="P7" xml:id="id20" draw:id="id20" draw:layer="layout" svg:width="1.488cm" svg:height="1.488cm" svg:x="18.78cm" svg:y="13.7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6" draw:layer="layout" draw:type="line" svg:x1="18.254cm" svg:y1="12.64cm" svg:x2="18.998cm" svg:y2="13.918cm" draw:start-shape="id18" draw:start-glue-point="8" draw:end-shape="id20" draw:end-glue-point="5" svg:d="M18254 12640l744 1278" svg:viewBox="0 0 745 1279">
          <text:p/>
        </draw:connector>
        <draw:frame draw:style-name="gr18" draw:text-style-name="P5" draw:layer="layout" svg:width="3.698cm" svg:height="0.962cm" svg:x="21.614cm" svg:y="15.693cm">
          <draw:text-box>
            <text:p><text:span text:style-name="T1">h. Read "5"</text:span></text:p>
          </draw:text-box>
        </draw:frame>
        <draw:custom-shape draw:style-name="gr19" draw:text-style-name="P2" xml:id="id24" draw:id="id24" draw:layer="layout" svg:width="1.488cm" svg:height="1.488cm" svg:x="22.59cm" svg:y="13.68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22" draw:id="id22" draw:layer="layout" svg:width="1.488cm" svg:height="1.488cm" svg:x="21.32cm" svg:y="11.14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23" draw:id="id23" draw:layer="layout" svg:width="1.488cm" svg:height="1.488cm" svg:x="23.86cm" svg:y="11.144cm">
          <text:p text:style-name="P1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21" draw:id="id21" draw:layer="layout" svg:width="1.488cm" svg:height="1.488cm" svg:x="22.59cm" svg:y="8.6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6" draw:layer="layout" draw:type="line" svg:x1="23.334cm" svg:y1="10.092cm" svg:x2="22.59cm" svg:y2="11.362cm" draw:start-shape="id21" draw:start-glue-point="8" draw:end-shape="id22" draw:end-glue-point="11" svg:d="M23334 10092l-744 1270" svg:viewBox="0 0 745 1271">
          <text:p/>
        </draw:connector>
        <draw:connector draw:style-name="gr20" draw:text-style-name="P6" draw:layer="layout" draw:type="line" svg:x1="23.334cm" svg:y1="10.092cm" svg:x2="24.078cm" svg:y2="11.362cm" draw:start-shape="id21" draw:start-glue-point="8" draw:end-shape="id23" draw:end-glue-point="5" svg:d="M23334 10092l744 1270" svg:viewBox="0 0 745 1271">
          <text:p/>
        </draw:connector>
        <draw:connector draw:style-name="gr20" draw:text-style-name="P6" draw:layer="layout" draw:type="line" svg:x1="24.604cm" svg:y1="12.632cm" svg:x2="23.86cm" svg:y2="13.902cm" draw:start-shape="id23" draw:start-glue-point="8" draw:end-shape="id24" draw:end-glue-point="11" svg:d="M24604 12632l-744 1270" svg:viewBox="0 0 745 1271">
          <text:p/>
        </draw:connector>
        <draw:custom-shape draw:style-name="gr19" draw:text-style-name="P2" xml:id="id25" draw:id="id25" draw:layer="layout" svg:width="1.488cm" svg:height="1.488cm" svg:x="25.13cm" svg:y="13.692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6" draw:layer="layout" draw:type="line" svg:x1="24.604cm" svg:y1="12.632cm" svg:x2="25.348cm" svg:y2="13.91cm" draw:start-shape="id23" draw:start-glue-point="8" draw:end-shape="id25" draw:end-glue-point="5" svg:d="M24604 12632l744 1278" svg:viewBox="0 0 745 1279">
          <text:p/>
        </draw:connector>
        <draw:frame draw:style-name="gr22" draw:text-style-name="P8" draw:layer="layout" svg:width="4.862cm" svg:height="0.962cm" svg:x="10.997cm" svg:y="19.017cm">
          <draw:text-box>
            <text:p>buildExpAll.png</text:p>
          </draw:text-box>
        </draw:frame>
        <presentation:notes draw:style-name="dp2">
          <draw:page-thumbnail draw:style-name="gr23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4" draw:text-style-name="P6" draw:layer="layout" svg:width="19.798cm" svg:height="9.043cm" svg:x="15.533cm" svg:y="3.334cm">
          <draw:image xlink:href="Pictures/10000000000002E600000153DB73A26E17DBB761.png" xlink:type="simple" xlink:show="embed" xlink:actuate="onLoad" draw:mime-type="image/png">
            <text:p/>
          </draw:image>
        </draw:frame>
        <draw:custom-shape draw:style-name="gr25" draw:text-style-name="P11" xml:id="id28" draw:id="id28" draw:layer="layout" svg:width="1.488cm" svg:height="1.488cm" svg:x="5.997cm" svg:y="1.854cm">
          <text:p text:style-name="P10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xml:id="id27" draw:id="id27" draw:layer="layout" svg:width="1.488cm" svg:height="1.488cm" svg:x="2.993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xml:id="id30" draw:id="id30" draw:layer="layout" svg:width="1.488cm" svg:height="1.488cm" svg:x="2.001cm" svg:y="6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xml:id="id31" draw:id="id31" draw:layer="layout" svg:width="1.488cm" svg:height="1.488cm" svg:x="4.841cm" svg:y="6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xml:id="id32" draw:id="id32" draw:layer="layout" svg:width="1.488cm" svg:height="1.488cm" svg:x="3.821cm" svg:y="8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xml:id="id33" draw:id="id33" draw:layer="layout" svg:width="1.488cm" svg:height="1.488cm" svg:x="2.856cm" svg:y="11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1.488cm" svg:height="1.488cm" svg:x="6.22cm" svg:y="8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xml:id="id29" draw:id="id29" draw:layer="layout" svg:width="1.488cm" svg:height="1.488cm" svg:x="9.111cm" svg:y="4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1.488cm" svg:height="1.488cm" svg:x="8.094cm" svg:y="6.5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1.488cm" svg:height="1.488cm" svg:x="10.493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4" xml:id="id26" draw:id="id26" draw:layer="layout" svg:width="1.205cm" svg:height="0.962cm" svg:x="6.146cm" svg:y="2.176cm">
          <draw:text-box>
            <text:p>17</text:p>
          </draw:text-box>
        </draw:frame>
        <draw:frame draw:style-name="gr29" draw:text-style-name="P14" draw:layer="layout" svg:width="0.82cm" svg:height="0.962cm" svg:x="3.37cm" svg:y="4.519cm">
          <draw:text-box>
            <text:p>5</text:p>
          </draw:text-box>
        </draw:frame>
        <draw:frame draw:style-name="gr30" draw:text-style-name="P15" draw:layer="layout" svg:width="0.82cm" svg:height="0.962cm" svg:x="2.322cm" svg:y="6.937cm">
          <draw:text-box>
            <text:p>2</text:p>
          </draw:text-box>
        </draw:frame>
        <draw:frame draw:style-name="gr28" draw:text-style-name="P14" xml:id="id34" draw:id="id34" draw:layer="layout" svg:width="1.205cm" svg:height="0.962cm" svg:x="4.99cm" svg:y="6.964cm">
          <draw:text-box>
            <text:p>11</text:p>
          </draw:text-box>
        </draw:frame>
        <draw:frame draw:style-name="gr31" draw:text-style-name="P16" draw:layer="layout" svg:width="1.205cm" svg:height="0.962cm" svg:x="6.397cm" svg:y="9.307cm">
          <draw:text-box>
            <text:p><text:span text:style-name="T3">16</text:span></text:p>
          </draw:text-box>
        </draw:frame>
        <draw:frame draw:style-name="gr29" draw:text-style-name="P14" draw:layer="layout" svg:width="0.82cm" svg:height="0.962cm" svg:x="4.142cm" svg:y="9.235cm">
          <draw:text-box>
            <text:p>9</text:p>
          </draw:text-box>
        </draw:frame>
        <draw:frame draw:style-name="gr28" draw:text-style-name="P14" draw:layer="layout" svg:width="1.205cm" svg:height="0.962cm" svg:x="9.289cm" svg:y="4.436cm">
          <draw:text-box>
            <text:p>35</text:p>
          </draw:text-box>
        </draw:frame>
        <draw:frame draw:style-name="gr28" draw:text-style-name="P14" draw:layer="layout" svg:width="1.205cm" svg:height="0.962cm" svg:x="8.215cm" svg:y="6.91cm">
          <draw:text-box>
            <text:p>29</text:p>
          </draw:text-box>
        </draw:frame>
        <draw:frame draw:style-name="gr28" draw:text-style-name="P14" draw:layer="layout" svg:width="1.205cm" svg:height="0.962cm" svg:x="10.641cm" svg:y="6.882cm">
          <draw:text-box>
            <text:p>38</text:p>
          </draw:text-box>
        </draw:frame>
        <draw:connector draw:style-name="gr32" draw:text-style-name="P6" draw:layer="layout" draw:type="line" svg:x1="6.146cm" svg:y1="2.657cm" svg:x2="4.263cm" svg:y2="4.414cm" draw:start-shape="id26" draw:end-shape="id27" draw:end-glue-point="11" svg:d="M6146 2657l-1883 1757" svg:viewBox="0 0 1884 1758">
          <text:p/>
        </draw:connector>
        <draw:connector draw:style-name="gr32" draw:text-style-name="P6" draw:layer="layout" draw:type="line" svg:x1="7.485cm" svg:y1="2.598cm" svg:x2="9.329cm" svg:y2="4.331cm" draw:start-shape="id28" draw:start-glue-point="10" draw:end-shape="id29" draw:end-glue-point="5" svg:d="M7485 2598l1844 1733" svg:viewBox="0 0 1845 1734">
          <text:p/>
        </draw:connector>
        <draw:connector draw:style-name="gr32" draw:text-style-name="P6" draw:layer="layout" draw:type="line" svg:x1="3.211cm" svg:y1="5.466cm" svg:x2="2.745cm" svg:y2="6.586cm" draw:start-shape="id27" draw:start-glue-point="7" draw:end-shape="id30" draw:end-glue-point="4" svg:d="M3211 5466l-466 1120" svg:viewBox="0 0 467 1121">
          <text:p/>
        </draw:connector>
        <draw:connector draw:style-name="gr32" draw:text-style-name="P6" draw:layer="layout" draw:type="line" svg:x1="4.263cm" svg:y1="5.466cm" svg:x2="5.059cm" svg:y2="6.831cm" draw:start-shape="id27" draw:start-glue-point="9" draw:end-shape="id31" draw:end-glue-point="5" svg:d="M4263 5466l796 1365" svg:viewBox="0 0 797 1366">
          <text:p/>
        </draw:connector>
        <draw:connector draw:style-name="gr32" draw:text-style-name="P6" draw:layer="layout" draw:type="line" svg:x1="4.039cm" svg:y1="10.225cm" svg:x2="3.6cm" svg:y2="11.323cm" draw:start-shape="id32" draw:start-glue-point="7" draw:end-shape="id33" draw:end-glue-point="4" svg:d="M4039 10225l-439 1098" svg:viewBox="0 0 440 1099">
          <text:p/>
        </draw:connector>
        <draw:frame draw:style-name="gr29" draw:text-style-name="P14" draw:layer="layout" svg:width="0.82cm" svg:height="0.962cm" svg:x="3.142cm" svg:y="11.635cm">
          <draw:text-box>
            <text:p>8</text:p>
          </draw:text-box>
        </draw:frame>
        <draw:connector draw:style-name="gr32" draw:text-style-name="P6" draw:layer="layout" draw:type="line" svg:x1="4.99cm" svg:y1="7.445cm" svg:x2="4.565cm" svg:y2="8.955cm" draw:start-shape="id34" draw:end-shape="id32" draw:end-glue-point="4" svg:d="M4990 7445l-425 1510" svg:viewBox="0 0 426 1511">
          <text:p/>
        </draw:connector>
        <presentation:notes draw:style-name="dp2">
          <draw:page-thumbnail draw:style-name="gr23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polygon draw:style-name="gr33" draw:text-style-name="P17" draw:layer="layout" svg:width="2.381cm" svg:height="1.852cm" svg:x="4.991cm" svg:y="2.242cm" svg:viewBox="0 0 2382 1853" draw:points="2382,0 0,1853">
          <text:p/>
        </draw:polygon>
        <draw:line draw:style-name="gr34" draw:text-style-name="P18" draw:layer="layout" svg:x1="7.373cm" svg:y1="2.242cm" svg:x2="4.991cm" svg:y2="4.095cm">
          <text:p/>
        </draw:line>
        <draw:polygon draw:style-name="gr33" draw:text-style-name="P17" draw:layer="layout" svg:width="2.381cm" svg:height="1.852cm" svg:x="7.372cm" svg:y="2.242cm" svg:viewBox="0 0 2382 1853" draw:points="0,0 2382,1853">
          <text:p/>
        </draw:polygon>
        <draw:line draw:style-name="gr34" draw:text-style-name="P18" draw:layer="layout" svg:x1="7.372cm" svg:y1="2.242cm" svg:x2="9.754cm" svg:y2="4.095cm">
          <text:p/>
        </draw:line>
        <draw:polygon draw:style-name="gr33" draw:text-style-name="P17" draw:layer="layout" svg:width="2.381cm" svg:height="1.852cm" svg:x="15.707cm" svg:y="2.242cm" svg:viewBox="0 0 2382 1853" draw:points="2382,0 0,1853">
          <text:p/>
        </draw:polygon>
        <draw:line draw:style-name="gr34" draw:text-style-name="P18" draw:layer="layout" svg:x1="18.089cm" svg:y1="2.242cm" svg:x2="15.707cm" svg:y2="4.095cm">
          <text:p/>
        </draw:line>
        <draw:polygon draw:style-name="gr33" draw:text-style-name="P17" draw:layer="layout" svg:width="2.381cm" svg:height="1.852cm" svg:x="18.088cm" svg:y="2.242cm" svg:viewBox="0 0 2382 1853" draw:points="0,0 2382,1853">
          <text:p/>
        </draw:polygon>
        <draw:line draw:style-name="gr34" draw:text-style-name="P18" draw:layer="layout" svg:x1="18.088cm" svg:y1="2.242cm" svg:x2="20.47cm" svg:y2="4.095cm">
          <text:p/>
        </draw:line>
        <draw:polygon draw:style-name="gr33" draw:text-style-name="P17" draw:layer="layout" svg:width="1.191cm" svg:height="1.852cm" svg:x="3.8cm" svg:y="4.094cm" svg:viewBox="0 0 1192 1853" draw:points="1192,0 0,1853">
          <text:p/>
        </draw:polygon>
        <draw:line draw:style-name="gr34" draw:text-style-name="P18" draw:layer="layout" svg:x1="4.992cm" svg:y1="4.094cm" svg:x2="3.8cm" svg:y2="5.947cm">
          <text:p/>
        </draw:line>
        <draw:polygon draw:style-name="gr33" draw:text-style-name="P17" draw:layer="layout" svg:width="1.191cm" svg:height="1.852cm" svg:x="4.991cm" svg:y="4.094cm" svg:viewBox="0 0 1192 1853" draw:points="0,0 1192,1853">
          <text:p/>
        </draw:polygon>
        <draw:line draw:style-name="gr34" draw:text-style-name="P18" draw:layer="layout" svg:x1="4.991cm" svg:y1="4.094cm" svg:x2="6.183cm" svg:y2="5.947cm">
          <text:p/>
        </draw:line>
        <draw:polygon draw:style-name="gr33" draw:text-style-name="P17" draw:layer="layout" svg:width="0.793cm" svg:height="1.852cm" svg:x="8.96cm" svg:y="4.094cm" svg:viewBox="0 0 794 1853" draw:points="794,0 0,1853">
          <text:p/>
        </draw:polygon>
        <draw:line draw:style-name="gr34" draw:text-style-name="P18" draw:layer="layout" svg:x1="9.754cm" svg:y1="4.094cm" svg:x2="8.96cm" svg:y2="5.947cm">
          <text:p/>
        </draw:line>
        <draw:polygon draw:style-name="gr33" draw:text-style-name="P17" draw:layer="layout" svg:width="0.794cm" svg:height="1.852cm" svg:x="9.753cm" svg:y="4.094cm" svg:viewBox="0 0 795 1853" draw:points="0,0 795,1853">
          <text:p/>
        </draw:polygon>
        <draw:line draw:style-name="gr34" draw:text-style-name="P18" draw:layer="layout" svg:x1="9.753cm" svg:y1="4.094cm" svg:x2="10.548cm" svg:y2="5.947cm">
          <text:p/>
        </draw:line>
        <draw:polygon draw:style-name="gr33" draw:text-style-name="P17" draw:layer="layout" svg:width="1.191cm" svg:height="1.852cm" svg:x="14.516cm" svg:y="4.094cm" svg:viewBox="0 0 1192 1853" draw:points="1192,0 0,1853">
          <text:p/>
        </draw:polygon>
        <draw:line draw:style-name="gr34" draw:text-style-name="P18" draw:layer="layout" svg:x1="15.708cm" svg:y1="4.094cm" svg:x2="14.516cm" svg:y2="5.947cm">
          <text:p/>
        </draw:line>
        <draw:polygon draw:style-name="gr33" draw:text-style-name="P17" draw:layer="layout" svg:width="1.19cm" svg:height="1.852cm" svg:x="15.707cm" svg:y="4.094cm" svg:viewBox="0 0 1191 1853" draw:points="0,0 1191,1853">
          <text:p/>
        </draw:polygon>
        <draw:line draw:style-name="gr34" draw:text-style-name="P18" draw:layer="layout" svg:x1="15.707cm" svg:y1="4.094cm" svg:x2="16.898cm" svg:y2="5.947cm">
          <text:p/>
        </draw:line>
        <draw:polygon draw:style-name="gr33" draw:text-style-name="P17" draw:layer="layout" svg:width="0.794cm" svg:height="1.852cm" svg:x="19.675cm" svg:y="4.094cm" svg:viewBox="0 0 795 1853" draw:points="795,0 0,1853">
          <text:p/>
        </draw:polygon>
        <draw:line draw:style-name="gr34" draw:text-style-name="P18" draw:layer="layout" svg:x1="20.47cm" svg:y1="4.094cm" svg:x2="19.675cm" svg:y2="5.947cm">
          <text:p/>
        </draw:line>
        <draw:polygon draw:style-name="gr33" draw:text-style-name="P17" draw:layer="layout" svg:width="0.794cm" svg:height="1.852cm" svg:x="20.469cm" svg:y="4.094cm" svg:viewBox="0 0 795 1853" draw:points="0,0 795,1853">
          <text:p/>
        </draw:polygon>
        <draw:line draw:style-name="gr34" draw:text-style-name="P18" draw:layer="layout" svg:x1="20.469cm" svg:y1="4.094cm" svg:x2="21.264cm" svg:y2="5.947cm">
          <text:p/>
        </draw:line>
        <draw:polygon draw:style-name="gr33" draw:text-style-name="P17" draw:layer="layout" svg:width="0.794cm" svg:height="1.853cm" svg:x="5.388cm" svg:y="5.946cm" svg:viewBox="0 0 795 1854" draw:points="795,0 0,1854">
          <text:p/>
        </draw:polygon>
        <draw:line draw:style-name="gr34" draw:text-style-name="P18" draw:layer="layout" svg:x1="6.183cm" svg:y1="5.946cm" svg:x2="5.388cm" svg:y2="7.8cm">
          <text:p/>
        </draw:line>
        <draw:polygon draw:style-name="gr33" draw:text-style-name="P17" draw:layer="layout" svg:width="0.793cm" svg:height="1.853cm" svg:x="6.182cm" svg:y="5.946cm" svg:viewBox="0 0 794 1854" draw:points="0,0 794,1854">
          <text:p/>
        </draw:polygon>
        <draw:line draw:style-name="gr34" draw:text-style-name="P18" draw:layer="layout" svg:x1="6.182cm" svg:y1="5.946cm" svg:x2="6.976cm" svg:y2="7.8cm">
          <text:p/>
        </draw:line>
        <draw:polygon draw:style-name="gr33" draw:text-style-name="P17" draw:layer="layout" svg:width="0.794cm" svg:height="1.853cm" svg:x="16.103cm" svg:y="5.946cm" svg:viewBox="0 0 795 1854" draw:points="795,0 0,1854">
          <text:p/>
        </draw:polygon>
        <draw:line draw:style-name="gr34" draw:text-style-name="P18" draw:layer="layout" svg:x1="16.898cm" svg:y1="5.946cm" svg:x2="16.103cm" svg:y2="7.8cm">
          <text:p/>
        </draw:line>
        <draw:polygon draw:style-name="gr33" draw:text-style-name="P17" draw:layer="layout" svg:width="0.794cm" svg:height="1.852cm" svg:x="4.594cm" svg:y="7.799cm" svg:viewBox="0 0 795 1853" draw:points="795,0 0,1853">
          <text:p/>
        </draw:polygon>
        <draw:line draw:style-name="gr34" draw:text-style-name="P18" draw:layer="layout" svg:x1="5.389cm" svg:y1="7.799cm" svg:x2="4.594cm" svg:y2="9.652cm">
          <text:p/>
        </draw:line>
        <draw:polygon draw:style-name="gr33" draw:text-style-name="P17" draw:layer="layout" svg:width="0.793cm" svg:height="1.852cm" svg:x="15.31cm" svg:y="7.799cm" svg:viewBox="0 0 794 1853" draw:points="794,0 0,1853">
          <text:p/>
        </draw:polygon>
        <draw:line draw:style-name="gr34" draw:text-style-name="P18" draw:layer="layout" svg:x1="16.104cm" svg:y1="7.799cm" svg:x2="15.31cm" svg:y2="9.652cm">
          <text:p/>
        </draw:line>
        <draw:path draw:style-name="gr35" draw:text-style-name="P19" draw:layer="layout" svg:width="1.058cm" svg:height="1.058cm" svg:x="6.843cm" svg:y="1.713cm" svg:viewBox="0 0 1059 1059" svg:d="M1059 530c0 293-238 529-530 529s-529-236-529-529 237-530 529-530 530 237 530 530z">
          <text:p/>
        </draw:path>
        <draw:path draw:style-name="gr35" draw:text-style-name="P19" draw:layer="layout" svg:width="1.058cm" svg:height="1.058cm" svg:x="17.559cm" svg:y="1.713cm" svg:viewBox="0 0 1059 1059" svg:d="M1059 530c0 293-237 529-530 529s-529-236-529-529 236-530 529-530 530 237 530 530z">
          <text:p/>
        </draw:path>
        <draw:frame draw:style-name="gr36" draw:text-style-name="P21" draw:layer="layout" svg:width="0.629cm" svg:height="0.628cm" svg:x="7.059cm" svg:y="1.888cm">
          <draw:text-box>
            <text:p text:style-name="P20"><text:span text:style-name="T4">17</text:span></text:p>
          </draw:text-box>
        </draw:frame>
        <draw:path draw:style-name="gr35" draw:text-style-name="P19" draw:layer="layout" svg:width="1.058cm" svg:height="1.059cm" svg:x="4.462cm" svg:y="3.565cm" svg:viewBox="0 0 1059 1060" svg:d="M1059 529c0 294-237 531-529 531s-530-237-530-531c0-292 238-529 530-529s529 237 529 529z">
          <text:p/>
        </draw:path>
        <draw:frame draw:style-name="gr36" draw:text-style-name="P21" draw:layer="layout" svg:width="0.629cm" svg:height="0.628cm" svg:x="17.774cm" svg:y="1.888cm">
          <draw:text-box>
            <text:p text:style-name="P20"><text:span text:style-name="T4">17</text:span></text:p>
          </draw:text-box>
        </draw:frame>
        <draw:path draw:style-name="gr35" draw:text-style-name="P19" draw:layer="layout" svg:width="1.059cm" svg:height="1.059cm" svg:x="9.224cm" svg:y="3.565cm" svg:viewBox="0 0 1060 1060" svg:d="M1060 529c0 294-237 531-531 531-292 0-529-237-529-531 0-292 237-529 529-529 294 0 531 237 531 529z">
          <text:p/>
        </draw:path>
        <draw:frame draw:style-name="gr37" draw:text-style-name="P21" draw:layer="layout" svg:width="0.563cm" svg:height="0.628cm" svg:x="4.834cm" svg:y="3.74cm">
          <draw:text-box>
            <text:p text:style-name="P20"><text:span text:style-name="T4">5</text:span></text:p>
          </draw:text-box>
        </draw:frame>
        <draw:path draw:style-name="gr35" draw:text-style-name="P19" draw:layer="layout" svg:width="1.059cm" svg:height="1.059cm" svg:x="15.177cm" svg:y="3.565cm" svg:viewBox="0 0 1060 1060" svg:d="M1060 529c0 294-238 531-530 531-293 0-530-237-530-531 0-292 237-529 530-529 292 0 530 237 530 529z">
          <text:p/>
        </draw:path>
        <draw:frame draw:style-name="gr36" draw:text-style-name="P21" draw:layer="layout" svg:width="0.629cm" svg:height="0.628cm" svg:x="9.44cm" svg:y="3.74cm">
          <draw:text-box>
            <text:p text:style-name="P20"><text:span text:style-name="T4">35</text:span></text:p>
          </draw:text-box>
        </draw:frame>
        <draw:path draw:style-name="gr35" draw:text-style-name="P19" draw:layer="layout" svg:width="1.058cm" svg:height="1.059cm" svg:x="19.94cm" svg:y="3.565cm" svg:viewBox="0 0 1059 1060" svg:d="M1059 529c0 294-237 531-529 531-293 0-530-237-530-531 0-292 237-529 530-529 292 0 529 237 529 529z">
          <text:p/>
        </draw:path>
        <draw:frame draw:style-name="gr37" draw:text-style-name="P21" draw:layer="layout" svg:width="0.563cm" svg:height="0.628cm" svg:x="15.55cm" svg:y="3.74cm">
          <draw:text-box>
            <text:p text:style-name="P20"><text:span text:style-name="T4">5</text:span></text:p>
          </draw:text-box>
        </draw:frame>
        <draw:path draw:style-name="gr35" draw:text-style-name="P19" draw:layer="layout" svg:width="1.058cm" svg:height="1.059cm" svg:x="3.271cm" svg:y="5.417cm" svg:viewBox="0 0 1059 1060" svg:d="M1059 529c0 294-236 531-529 531s-530-237-530-531c0-292 237-529 530-529s529 237 529 529z">
          <text:p/>
        </draw:path>
        <draw:frame draw:style-name="gr36" draw:text-style-name="P21" draw:layer="layout" svg:width="0.629cm" svg:height="0.628cm" svg:x="20.156cm" svg:y="3.74cm">
          <draw:text-box>
            <text:p text:style-name="P20"><text:span text:style-name="T4">35</text:span></text:p>
          </draw:text-box>
        </draw:frame>
        <draw:path draw:style-name="gr35" draw:text-style-name="P19" draw:layer="layout" svg:width="1.06cm" svg:height="1.059cm" svg:x="5.652cm" svg:y="5.417cm" svg:viewBox="0 0 1061 1060" svg:d="M1061 529c0 294-238 531-530 531-293 0-531-237-531-531 0-292 238-529 531-529 292 0 530 237 530 529z">
          <text:p/>
        </draw:path>
        <draw:frame draw:style-name="gr37" draw:text-style-name="P21" draw:layer="layout" svg:width="0.563cm" svg:height="0.628cm" svg:x="3.644cm" svg:y="5.592cm">
          <draw:text-box>
            <text:p text:style-name="P20"><text:span text:style-name="T4">2</text:span></text:p>
          </draw:text-box>
        </draw:frame>
        <draw:path draw:style-name="gr35" draw:text-style-name="P19" draw:layer="layout" svg:width="1.059cm" svg:height="1.059cm" svg:x="8.43cm" svg:y="5.417cm" svg:viewBox="0 0 1060 1060" svg:d="M1060 529c0 294-237 531-529 531-294 0-531-237-531-531 0-292 237-529 531-529 292 0 529 237 529 529z">
          <text:p/>
        </draw:path>
        <draw:frame draw:style-name="gr36" draw:text-style-name="P21" draw:layer="layout" svg:width="0.629cm" svg:height="0.628cm" svg:x="5.889cm" svg:y="5.592cm">
          <draw:text-box>
            <text:p text:style-name="P20"><text:span text:style-name="T4">11</text:span></text:p>
          </draw:text-box>
        </draw:frame>
        <draw:path draw:style-name="gr35" draw:text-style-name="P19" draw:layer="layout" svg:width="1.058cm" svg:height="1.059cm" svg:x="10.018cm" svg:y="5.417cm" svg:viewBox="0 0 1059 1060" svg:d="M1059 529c0 294-238 531-530 531s-529-237-529-531c0-292 237-529 529-529s530 237 530 529z">
          <text:p/>
        </draw:path>
        <draw:frame draw:style-name="gr36" draw:text-style-name="P21" draw:layer="layout" svg:width="0.629cm" svg:height="0.628cm" svg:x="8.646cm" svg:y="5.592cm">
          <draw:text-box>
            <text:p text:style-name="P20"><text:span text:style-name="T4">29</text:span></text:p>
          </draw:text-box>
        </draw:frame>
        <draw:path draw:style-name="gr35" draw:text-style-name="P19" draw:layer="layout" svg:width="1.058cm" svg:height="1.059cm" svg:x="13.987cm" svg:y="5.417cm" svg:viewBox="0 0 1059 1060" svg:d="M1059 529c0 294-237 531-529 531s-530-237-530-531c0-292 238-529 530-529s529 237 529 529z">
          <text:p/>
        </draw:path>
        <draw:frame draw:style-name="gr36" draw:text-style-name="P21" draw:layer="layout" svg:width="0.629cm" svg:height="0.628cm" svg:x="10.234cm" svg:y="5.592cm">
          <draw:text-box>
            <text:p text:style-name="P20"><text:span text:style-name="T4">38</text:span></text:p>
          </draw:text-box>
        </draw:frame>
        <draw:path draw:style-name="gr35" draw:text-style-name="P19" draw:layer="layout" svg:width="1.058cm" svg:height="1.059cm" svg:x="16.368cm" svg:y="5.417cm" svg:viewBox="0 0 1059 1060" svg:d="M1059 529c0 294-238 531-530 531s-529-237-529-531c0-292 237-529 529-529s530 237 530 529z">
          <text:p/>
        </draw:path>
        <draw:frame draw:style-name="gr37" draw:text-style-name="P21" draw:layer="layout" svg:width="0.563cm" svg:height="0.628cm" svg:x="14.359cm" svg:y="5.592cm">
          <draw:text-box>
            <text:p text:style-name="P20"><text:span text:style-name="T4">2</text:span></text:p>
          </draw:text-box>
        </draw:frame>
        <draw:path draw:style-name="gr35" draw:text-style-name="P19" draw:layer="layout" svg:width="1.058cm" svg:height="1.059cm" svg:x="19.146cm" svg:y="5.417cm" svg:viewBox="0 0 1059 1060" svg:d="M1059 529c0 294-236 531-529 531s-530-237-530-531c0-292 237-529 530-529s529 237 529 529z">
          <text:p/>
        </draw:path>
        <draw:frame draw:style-name="gr36" draw:text-style-name="P21" draw:layer="layout" svg:width="0.629cm" svg:height="0.628cm" svg:x="16.605cm" svg:y="5.592cm">
          <draw:text-box>
            <text:p text:style-name="P20"><text:span text:style-name="T4">11</text:span></text:p>
          </draw:text-box>
        </draw:frame>
        <draw:path draw:style-name="gr35" draw:text-style-name="P19" draw:layer="layout" svg:width="1.058cm" svg:height="1.059cm" svg:x="20.734cm" svg:y="5.417cm" svg:viewBox="0 0 1059 1060" svg:d="M1059 529c0 294-237 531-530 531s-529-237-529-531c0-292 236-529 529-529s530 237 530 529z">
          <text:p/>
        </draw:path>
        <draw:frame draw:style-name="gr36" draw:text-style-name="P21" draw:layer="layout" svg:width="0.629cm" svg:height="0.628cm" svg:x="19.362cm" svg:y="5.592cm">
          <draw:text-box>
            <text:p text:style-name="P20"><text:span text:style-name="T4">29</text:span></text:p>
          </draw:text-box>
        </draw:frame>
        <draw:path draw:style-name="gr35" draw:text-style-name="P19" draw:layer="layout" svg:width="1.058cm" svg:height="1.059cm" svg:x="4.859cm" svg:y="7.269cm" svg:viewBox="0 0 1059 1060" svg:d="M1059 530c0 292-237 530-530 530s-529-238-529-530c0-293 236-530 529-530s530 237 530 530z">
          <text:p/>
        </draw:path>
        <draw:frame draw:style-name="gr36" draw:text-style-name="P21" draw:layer="layout" svg:width="0.629cm" svg:height="0.628cm" svg:x="20.949cm" svg:y="5.592cm">
          <draw:text-box>
            <text:p text:style-name="P20"><text:span text:style-name="T4">38</text:span></text:p>
          </draw:text-box>
        </draw:frame>
        <draw:path draw:style-name="gr38" draw:text-style-name="P22" draw:layer="layout" svg:width="1.058cm" svg:height="1.059cm" svg:x="6.446cm" svg:y="7.269cm" svg:viewBox="0 0 1059 1060" svg:d="M1059 530c0 292-236 530-529 530s-530-238-530-530c0-293 237-530 530-530s529 237 529 530z">
          <text:p/>
        </draw:path>
        <draw:frame draw:style-name="gr37" draw:text-style-name="P21" draw:layer="layout" svg:width="0.563cm" svg:height="0.628cm" svg:x="5.231cm" svg:y="7.444cm">
          <draw:text-box>
            <text:p text:style-name="P20"><text:span text:style-name="T4">9</text:span></text:p>
          </draw:text-box>
        </draw:frame>
        <draw:path draw:style-name="gr35" draw:text-style-name="P19" draw:layer="layout" svg:width="1.059cm" svg:height="1.059cm" svg:x="15.574cm" svg:y="7.269cm" svg:viewBox="0 0 1060 1060" svg:d="M1060 530c0 292-237 530-531 530-292 0-529-238-529-530 0-293 237-530 529-530 294 0 531 237 531 530z">
          <text:p/>
        </draw:path>
        <draw:frame draw:style-name="gr36" draw:text-style-name="P21" draw:layer="layout" svg:width="0.629cm" svg:height="0.628cm" svg:x="6.662cm" svg:y="7.444cm">
          <draw:text-box>
            <text:p text:style-name="P20"><text:span text:style-name="T4">16</text:span></text:p>
          </draw:text-box>
        </draw:frame>
        <draw:path draw:style-name="gr35" draw:text-style-name="P19" draw:layer="layout" svg:width="1.058cm" svg:height="1.059cm" svg:x="4.065cm" svg:y="9.121cm" svg:viewBox="0 0 1059 1060" svg:d="M1059 531c0 292-237 529-530 529-292 0-529-237-529-529 0-294 237-531 529-531 293 0 530 237 530 531z">
          <text:p/>
        </draw:path>
        <draw:frame draw:style-name="gr37" draw:text-style-name="P21" draw:layer="layout" svg:width="0.563cm" svg:height="0.628cm" svg:x="15.947cm" svg:y="7.444cm">
          <draw:text-box>
            <text:p text:style-name="P20"><text:span text:style-name="T4">9</text:span></text:p>
          </draw:text-box>
        </draw:frame>
        <draw:path draw:style-name="gr35" draw:text-style-name="P19" draw:layer="layout" svg:width="1.059cm" svg:height="1.059cm" svg:x="14.78cm" svg:y="9.121cm" svg:viewBox="0 0 1060 1060" svg:d="M1060 531c0 292-237 529-529 529-294 0-531-237-531-529 0-294 237-531 531-531 292 0 529 237 529 531z">
          <text:p/>
        </draw:path>
        <draw:frame draw:style-name="gr37" draw:text-style-name="P21" draw:layer="layout" svg:width="0.563cm" svg:height="0.628cm" svg:x="4.438cm" svg:y="9.296cm">
          <draw:text-box>
            <text:p text:style-name="P20"><text:span text:style-name="T4">8</text:span></text:p>
          </draw:text-box>
        </draw:frame>
        <draw:frame draw:style-name="gr37" draw:text-style-name="P21" draw:layer="layout" svg:width="0.563cm" svg:height="0.628cm" svg:x="15.153cm" svg:y="9.296cm">
          <draw:text-box>
            <text:p text:style-name="P20"><text:span text:style-name="T4">8</text:span></text:p>
          </draw:text-box>
        </draw:frame>
        <draw:custom-shape draw:style-name="gr39" draw:text-style-name="P23" draw:layer="layout" svg:width="2.457cm" svg:height="0.661cm" svg:x="11.455cm" svg:y="3.9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gon draw:style-name="gr33" draw:text-style-name="P17" draw:layer="layout" svg:width="2.381cm" svg:height="1.852cm" svg:x="3.571cm" svg:y="11.515cm" svg:viewBox="0 0 2382 1853" draw:points="2382,0 0,1853">
          <text:p/>
        </draw:polygon>
        <draw:line draw:style-name="gr34" draw:text-style-name="P18" draw:layer="layout" svg:x1="5.953cm" svg:y1="11.515cm" svg:x2="3.571cm" svg:y2="13.368cm">
          <text:p/>
        </draw:line>
        <draw:polygon draw:style-name="gr33" draw:text-style-name="P17" draw:layer="layout" svg:width="2.381cm" svg:height="1.852cm" svg:x="5.952cm" svg:y="11.515cm" svg:viewBox="0 0 2382 1853" draw:points="0,0 2382,1853">
          <text:p/>
        </draw:polygon>
        <draw:line draw:style-name="gr34" draw:text-style-name="P18" draw:layer="layout" svg:x1="5.952cm" svg:y1="11.515cm" svg:x2="8.334cm" svg:y2="13.368cm">
          <text:p/>
        </draw:line>
        <draw:polygon draw:style-name="gr33" draw:text-style-name="P17" draw:layer="layout" svg:width="2.381cm" svg:height="1.852cm" svg:x="14.287cm" svg:y="11.515cm" svg:viewBox="0 0 2382 1853" draw:points="2382,0 0,1853">
          <text:p/>
        </draw:polygon>
        <draw:line draw:style-name="gr34" draw:text-style-name="P18" draw:layer="layout" svg:x1="16.669cm" svg:y1="11.515cm" svg:x2="14.287cm" svg:y2="13.368cm">
          <text:p/>
        </draw:line>
        <draw:polygon draw:style-name="gr33" draw:text-style-name="P17" draw:layer="layout" svg:width="2.381cm" svg:height="1.852cm" svg:x="16.668cm" svg:y="11.515cm" svg:viewBox="0 0 2382 1853" draw:points="0,0 2382,1853">
          <text:p/>
        </draw:polygon>
        <draw:line draw:style-name="gr34" draw:text-style-name="P18" draw:layer="layout" svg:x1="16.668cm" svg:y1="11.515cm" svg:x2="19.05cm" svg:y2="13.368cm">
          <text:p/>
        </draw:line>
        <draw:polygon draw:style-name="gr33" draw:text-style-name="P17" draw:layer="layout" svg:width="1.191cm" svg:height="1.852cm" svg:x="2.38cm" svg:y="13.367cm" svg:viewBox="0 0 1192 1853" draw:points="1192,0 0,1853">
          <text:p/>
        </draw:polygon>
        <draw:line draw:style-name="gr34" draw:text-style-name="P18" draw:layer="layout" svg:x1="3.572cm" svg:y1="13.367cm" svg:x2="2.38cm" svg:y2="15.22cm">
          <text:p/>
        </draw:line>
        <draw:polygon draw:style-name="gr33" draw:text-style-name="P17" draw:layer="layout" svg:width="1.191cm" svg:height="1.852cm" svg:x="3.571cm" svg:y="13.367cm" svg:viewBox="0 0 1192 1853" draw:points="0,0 1192,1853">
          <text:p/>
        </draw:polygon>
        <draw:line draw:style-name="gr34" draw:text-style-name="P18" draw:layer="layout" svg:x1="3.571cm" svg:y1="13.367cm" svg:x2="4.763cm" svg:y2="15.22cm">
          <text:p/>
        </draw:line>
        <draw:polygon draw:style-name="gr33" draw:text-style-name="P17" draw:layer="layout" svg:width="0.794cm" svg:height="1.852cm" svg:x="8.333cm" svg:y="13.367cm" svg:viewBox="0 0 795 1853" draw:points="0,0 795,1853">
          <text:p/>
        </draw:polygon>
        <draw:line draw:style-name="gr34" draw:text-style-name="P18" draw:layer="layout" svg:x1="8.333cm" svg:y1="13.367cm" svg:x2="9.128cm" svg:y2="15.22cm">
          <text:p/>
        </draw:line>
        <draw:polygon draw:style-name="gr33" draw:text-style-name="P17" draw:layer="layout" svg:width="1.191cm" svg:height="1.852cm" svg:x="13.096cm" svg:y="13.367cm" svg:viewBox="0 0 1192 1853" draw:points="1192,0 0,1853">
          <text:p/>
        </draw:polygon>
        <draw:line draw:style-name="gr34" draw:text-style-name="P18" draw:layer="layout" svg:x1="14.288cm" svg:y1="13.367cm" svg:x2="13.096cm" svg:y2="15.22cm">
          <text:p/>
        </draw:line>
        <draw:polygon draw:style-name="gr33" draw:text-style-name="P17" draw:layer="layout" svg:width="1.19cm" svg:height="1.852cm" svg:x="14.287cm" svg:y="13.367cm" svg:viewBox="0 0 1191 1853" draw:points="0,0 1191,1853">
          <text:p/>
        </draw:polygon>
        <draw:line draw:style-name="gr34" draw:text-style-name="P18" draw:layer="layout" svg:x1="14.287cm" svg:y1="13.367cm" svg:x2="15.478cm" svg:y2="15.22cm">
          <text:p/>
        </draw:line>
        <draw:polygon draw:style-name="gr33" draw:text-style-name="P17" draw:layer="layout" svg:width="0.794cm" svg:height="1.852cm" svg:x="18.255cm" svg:y="13.367cm" svg:viewBox="0 0 795 1853" draw:points="795,0 0,1853">
          <text:p/>
        </draw:polygon>
        <draw:line draw:style-name="gr34" draw:text-style-name="P18" draw:layer="layout" svg:x1="19.05cm" svg:y1="13.367cm" svg:x2="18.255cm" svg:y2="15.22cm">
          <text:p/>
        </draw:line>
        <draw:polygon draw:style-name="gr33" draw:text-style-name="P17" draw:layer="layout" svg:width="0.794cm" svg:height="1.852cm" svg:x="19.049cm" svg:y="13.367cm" svg:viewBox="0 0 795 1853" draw:points="0,0 795,1853">
          <text:p/>
        </draw:polygon>
        <draw:line draw:style-name="gr34" draw:text-style-name="P18" draw:layer="layout" svg:x1="19.049cm" svg:y1="13.367cm" svg:x2="19.844cm" svg:y2="15.22cm">
          <text:p/>
        </draw:line>
        <draw:polygon draw:style-name="gr33" draw:text-style-name="P17" draw:layer="layout" svg:width="0.794cm" svg:height="1.853cm" svg:x="3.968cm" svg:y="15.219cm" svg:viewBox="0 0 795 1854" draw:points="795,0 0,1854">
          <text:p/>
        </draw:polygon>
        <draw:line draw:style-name="gr34" draw:text-style-name="P18" draw:layer="layout" svg:x1="4.763cm" svg:y1="15.219cm" svg:x2="3.968cm" svg:y2="17.073cm">
          <text:p/>
        </draw:line>
        <draw:polygon draw:style-name="gr33" draw:text-style-name="P17" draw:layer="layout" svg:width="0.793cm" svg:height="1.853cm" svg:x="4.762cm" svg:y="15.219cm" svg:viewBox="0 0 794 1854" draw:points="0,0 794,1854">
          <text:p/>
        </draw:polygon>
        <draw:line draw:style-name="gr34" draw:text-style-name="P18" draw:layer="layout" svg:x1="4.762cm" svg:y1="15.219cm" svg:x2="5.556cm" svg:y2="17.073cm">
          <text:p/>
        </draw:line>
        <draw:polygon draw:style-name="gr33" draw:text-style-name="P17" draw:layer="layout" svg:width="0.794cm" svg:height="1.853cm" svg:x="8.333cm" svg:y="15.219cm" svg:viewBox="0 0 795 1854" draw:points="795,0 0,1854">
          <text:p/>
        </draw:polygon>
        <draw:line draw:style-name="gr34" draw:text-style-name="P18" draw:layer="layout" svg:x1="9.128cm" svg:y1="15.219cm" svg:x2="8.333cm" svg:y2="17.073cm">
          <text:p/>
        </draw:line>
        <draw:polygon draw:style-name="gr33" draw:text-style-name="P17" draw:layer="layout" svg:width="1.191cm" svg:height="1.853cm" svg:x="9.127cm" svg:y="15.219cm" svg:viewBox="0 0 1192 1854" draw:points="0,0 1192,1854">
          <text:p/>
        </draw:polygon>
        <draw:line draw:style-name="gr34" draw:text-style-name="P18" draw:layer="layout" svg:x1="9.127cm" svg:y1="15.219cm" svg:x2="10.319cm" svg:y2="17.073cm">
          <text:p/>
        </draw:line>
        <draw:polygon draw:style-name="gr33" draw:text-style-name="P17" draw:layer="layout" svg:width="0.794cm" svg:height="1.853cm" svg:x="14.683cm" svg:y="15.219cm" svg:viewBox="0 0 795 1854" draw:points="795,0 0,1854">
          <text:p/>
        </draw:polygon>
        <draw:line draw:style-name="gr34" draw:text-style-name="P18" draw:layer="layout" svg:x1="15.478cm" svg:y1="15.219cm" svg:x2="14.683cm" svg:y2="17.073cm">
          <text:p/>
        </draw:line>
        <draw:polygon draw:style-name="gr33" draw:text-style-name="P17" draw:layer="layout" svg:width="0.794cm" svg:height="1.853cm" svg:x="15.477cm" svg:y="15.219cm" svg:viewBox="0 0 795 1854" draw:points="0,0 795,1854">
          <text:p/>
        </draw:polygon>
        <draw:line draw:style-name="gr34" draw:text-style-name="P18" draw:layer="layout" svg:x1="15.477cm" svg:y1="15.219cm" svg:x2="16.272cm" svg:y2="17.073cm">
          <text:p/>
        </draw:line>
        <draw:polygon draw:style-name="gr33" draw:text-style-name="P17" draw:layer="layout" svg:width="0.794cm" svg:height="1.852cm" svg:x="3.174cm" svg:y="17.072cm" svg:viewBox="0 0 795 1853" draw:points="795,0 0,1853">
          <text:p/>
        </draw:polygon>
        <draw:line draw:style-name="gr34" draw:text-style-name="P18" draw:layer="layout" svg:x1="3.969cm" svg:y1="17.072cm" svg:x2="3.174cm" svg:y2="18.925cm">
          <text:p/>
        </draw:line>
        <draw:polygon draw:style-name="gr33" draw:text-style-name="P17" draw:layer="layout" svg:width="0.793cm" svg:height="1.852cm" svg:x="13.89cm" svg:y="17.072cm" svg:viewBox="0 0 794 1853" draw:points="794,0 0,1853">
          <text:p/>
        </draw:polygon>
        <draw:line draw:style-name="gr34" draw:text-style-name="P18" draw:layer="layout" svg:x1="14.684cm" svg:y1="17.072cm" svg:x2="13.89cm" svg:y2="18.925cm">
          <text:p/>
        </draw:line>
        <draw:path draw:style-name="gr35" draw:text-style-name="P19" draw:layer="layout" svg:width="1.058cm" svg:height="1.058cm" svg:x="5.423cm" svg:y="10.986cm" svg:viewBox="0 0 1059 1059" svg:d="M1059 530c0 293-238 529-530 529s-529-236-529-529 237-530 529-530 530 237 530 530z">
          <text:p/>
        </draw:path>
        <draw:path draw:style-name="gr35" draw:text-style-name="P19" draw:layer="layout" svg:width="1.058cm" svg:height="1.058cm" svg:x="16.139cm" svg:y="10.986cm" svg:viewBox="0 0 1059 1059" svg:d="M1059 530c0 293-237 529-530 529s-529-236-529-529 236-530 529-530 530 237 530 530z">
          <text:p/>
        </draw:path>
        <draw:frame draw:style-name="gr36" draw:text-style-name="P21" draw:layer="layout" svg:width="0.629cm" svg:height="0.628cm" svg:x="5.639cm" svg:y="11.161cm">
          <draw:text-box>
            <text:p text:style-name="P20"><text:span text:style-name="T4">17</text:span></text:p>
          </draw:text-box>
        </draw:frame>
        <draw:path draw:style-name="gr35" draw:text-style-name="P19" draw:layer="layout" svg:width="1.058cm" svg:height="1.059cm" svg:x="3.042cm" svg:y="12.838cm" svg:viewBox="0 0 1059 1060" svg:d="M1059 529c0 294-237 531-529 531s-530-237-530-531c0-292 238-529 530-529s529 237 529 529z">
          <text:p/>
        </draw:path>
        <draw:frame draw:style-name="gr36" draw:text-style-name="P21" draw:layer="layout" svg:width="0.629cm" svg:height="0.628cm" svg:x="16.354cm" svg:y="11.161cm">
          <draw:text-box>
            <text:p text:style-name="P20"><text:span text:style-name="T4">17</text:span></text:p>
          </draw:text-box>
        </draw:frame>
        <draw:path draw:style-name="gr38" draw:text-style-name="P22" draw:layer="layout" svg:width="1.059cm" svg:height="1.059cm" svg:x="7.804cm" svg:y="12.838cm" svg:viewBox="0 0 1060 1060" svg:d="M1060 529c0 294-237 531-531 531-292 0-529-237-529-531 0-292 237-529 529-529 294 0 531 237 531 529z">
          <text:p/>
        </draw:path>
        <draw:frame draw:style-name="gr37" draw:text-style-name="P21" draw:layer="layout" svg:width="0.563cm" svg:height="0.628cm" svg:x="3.414cm" svg:y="13.013cm">
          <draw:text-box>
            <text:p text:style-name="P20"><text:span text:style-name="T4">5</text:span></text:p>
          </draw:text-box>
        </draw:frame>
        <draw:path draw:style-name="gr35" draw:text-style-name="P19" draw:layer="layout" svg:width="1.059cm" svg:height="1.059cm" svg:x="13.757cm" svg:y="12.838cm" svg:viewBox="0 0 1060 1060" svg:d="M1060 529c0 294-238 531-530 531-293 0-530-237-530-531 0-292 237-529 530-529 292 0 530 237 530 529z">
          <text:p/>
        </draw:path>
        <draw:frame draw:style-name="gr36" draw:text-style-name="P21" draw:layer="layout" svg:width="0.629cm" svg:height="0.628cm" svg:x="8.02cm" svg:y="13.013cm">
          <draw:text-box>
            <text:p text:style-name="P20"><text:span text:style-name="T4">25</text:span></text:p>
          </draw:text-box>
        </draw:frame>
        <draw:path draw:style-name="gr35" draw:text-style-name="P19" draw:layer="layout" svg:width="1.058cm" svg:height="1.059cm" svg:x="18.52cm" svg:y="12.838cm" svg:viewBox="0 0 1059 1060" svg:d="M1059 529c0 294-237 531-529 531-293 0-530-237-530-531 0-292 237-529 530-529 292 0 529 237 529 529z">
          <text:p/>
        </draw:path>
        <draw:frame draw:style-name="gr37" draw:text-style-name="P21" draw:layer="layout" svg:width="0.563cm" svg:height="0.628cm" svg:x="14.13cm" svg:y="13.013cm">
          <draw:text-box>
            <text:p text:style-name="P20"><text:span text:style-name="T4">5</text:span></text:p>
          </draw:text-box>
        </draw:frame>
        <draw:path draw:style-name="gr35" draw:text-style-name="P19" draw:layer="layout" svg:width="1.058cm" svg:height="1.059cm" svg:x="1.851cm" svg:y="14.69cm" svg:viewBox="0 0 1059 1060" svg:d="M1059 529c0 294-236 531-529 531s-530-237-530-531c0-292 237-529 530-529s529 237 529 529z">
          <text:p/>
        </draw:path>
        <draw:frame draw:style-name="gr36" draw:text-style-name="P21" draw:layer="layout" svg:width="0.629cm" svg:height="0.628cm" svg:x="18.736cm" svg:y="13.013cm">
          <draw:text-box>
            <text:p text:style-name="P20"><text:span text:style-name="T4">35</text:span></text:p>
          </draw:text-box>
        </draw:frame>
        <draw:path draw:style-name="gr35" draw:text-style-name="P19" draw:layer="layout" svg:width="1.06cm" svg:height="1.059cm" svg:x="4.232cm" svg:y="14.69cm" svg:viewBox="0 0 1061 1060" svg:d="M1061 529c0 294-238 531-530 531-293 0-531-237-531-531 0-292 238-529 531-529 292 0 530 237 530 529z">
          <text:p/>
        </draw:path>
        <draw:frame draw:style-name="gr37" draw:text-style-name="P21" draw:layer="layout" svg:width="0.563cm" svg:height="0.628cm" svg:x="2.224cm" svg:y="14.865cm">
          <draw:text-box>
            <text:p text:style-name="P20"><text:span text:style-name="T4">2</text:span></text:p>
          </draw:text-box>
        </draw:frame>
        <draw:path draw:style-name="gr35" draw:text-style-name="P19" draw:layer="layout" svg:width="1.058cm" svg:height="1.059cm" svg:x="8.598cm" svg:y="14.69cm" svg:viewBox="0 0 1059 1060" svg:d="M1059 529c0 294-238 531-530 531s-529-237-529-531c0-292 237-529 529-529s530 237 530 529z">
          <text:p/>
        </draw:path>
        <draw:frame draw:style-name="gr36" draw:text-style-name="P21" draw:layer="layout" svg:width="0.629cm" svg:height="0.628cm" svg:x="4.469cm" svg:y="14.865cm">
          <draw:text-box>
            <text:p text:style-name="P20"><text:span text:style-name="T4">11</text:span></text:p>
          </draw:text-box>
        </draw:frame>
        <draw:path draw:style-name="gr35" draw:text-style-name="P19" draw:layer="layout" svg:width="1.058cm" svg:height="1.059cm" svg:x="12.567cm" svg:y="14.69cm" svg:viewBox="0 0 1059 1060" svg:d="M1059 529c0 294-237 531-529 531s-530-237-530-531c0-292 238-529 530-529s529 237 529 529z">
          <text:p/>
        </draw:path>
        <draw:frame draw:style-name="gr36" draw:text-style-name="P21" draw:layer="layout" svg:width="0.629cm" svg:height="0.628cm" svg:x="8.814cm" svg:y="14.865cm">
          <draw:text-box>
            <text:p text:style-name="P20"><text:span text:style-name="T4">35</text:span></text:p>
          </draw:text-box>
        </draw:frame>
        <draw:path draw:style-name="gr35" draw:text-style-name="P19" draw:layer="layout" svg:width="1.058cm" svg:height="1.059cm" svg:x="14.948cm" svg:y="14.69cm" svg:viewBox="0 0 1059 1060" svg:d="M1059 529c0 294-238 531-530 531s-529-237-529-531c0-292 237-529 529-529s530 237 530 529z">
          <text:p/>
        </draw:path>
        <draw:frame draw:style-name="gr37" draw:text-style-name="P21" draw:layer="layout" svg:width="0.563cm" svg:height="0.628cm" svg:x="12.939cm" svg:y="14.865cm">
          <draw:text-box>
            <text:p text:style-name="P20"><text:span text:style-name="T4">2</text:span></text:p>
          </draw:text-box>
        </draw:frame>
        <draw:path draw:style-name="gr35" draw:text-style-name="P19" draw:layer="layout" svg:width="1.058cm" svg:height="1.059cm" svg:x="17.726cm" svg:y="14.69cm" svg:viewBox="0 0 1059 1060" svg:d="M1059 529c0 294-236 531-529 531s-530-237-530-531c0-292 237-529 530-529s529 237 529 529z">
          <text:p/>
        </draw:path>
        <draw:frame draw:style-name="gr36" draw:text-style-name="P21" draw:layer="layout" svg:width="0.629cm" svg:height="0.628cm" svg:x="15.185cm" svg:y="14.865cm">
          <draw:text-box>
            <text:p text:style-name="P20"><text:span text:style-name="T4">11</text:span></text:p>
          </draw:text-box>
        </draw:frame>
        <draw:path draw:style-name="gr35" draw:text-style-name="P19" draw:layer="layout" svg:width="1.058cm" svg:height="1.059cm" svg:x="19.314cm" svg:y="14.69cm" svg:viewBox="0 0 1059 1060" svg:d="M1059 529c0 294-237 531-530 531s-529-237-529-531c0-292 236-529 529-529s530 237 530 529z">
          <text:p/>
        </draw:path>
        <draw:frame draw:style-name="gr36" draw:text-style-name="P21" draw:layer="layout" svg:width="0.629cm" svg:height="0.628cm" svg:x="17.942cm" svg:y="14.865cm">
          <draw:text-box>
            <text:p text:style-name="P20"><text:span text:style-name="T4">29</text:span></text:p>
          </draw:text-box>
        </draw:frame>
        <draw:path draw:style-name="gr35" draw:text-style-name="P19" draw:layer="layout" svg:width="1.058cm" svg:height="1.059cm" svg:x="3.439cm" svg:y="16.542cm" svg:viewBox="0 0 1059 1060" svg:d="M1059 530c0 292-237 530-530 530s-529-238-529-530c0-293 236-530 529-530s530 237 530 530z">
          <text:p/>
        </draw:path>
        <draw:frame draw:style-name="gr36" draw:text-style-name="P21" draw:layer="layout" svg:width="0.629cm" svg:height="0.628cm" svg:x="19.529cm" svg:y="14.865cm">
          <draw:text-box>
            <text:p text:style-name="P20"><text:span text:style-name="T4">38</text:span></text:p>
          </draw:text-box>
        </draw:frame>
        <draw:path draw:style-name="gr35" draw:text-style-name="P19" draw:layer="layout" svg:width="1.058cm" svg:height="1.059cm" svg:x="5.026cm" svg:y="16.542cm" svg:viewBox="0 0 1059 1060" svg:d="M1059 530c0 292-236 530-529 530s-530-238-530-530c0-293 237-530 530-530s529 237 529 530z">
          <text:p/>
        </draw:path>
        <draw:frame draw:style-name="gr37" draw:text-style-name="P21" draw:layer="layout" svg:width="0.563cm" svg:height="0.628cm" svg:x="3.811cm" svg:y="16.717cm">
          <draw:text-box>
            <text:p text:style-name="P20"><text:span text:style-name="T4">9</text:span></text:p>
          </draw:text-box>
        </draw:frame>
        <draw:path draw:style-name="gr35" draw:text-style-name="P19" draw:layer="layout" svg:width="1.059cm" svg:height="1.059cm" svg:x="7.804cm" svg:y="16.542cm" svg:viewBox="0 0 1060 1060" svg:d="M1060 530c0 292-237 530-531 530-292 0-529-238-529-530 0-293 237-530 529-530 294 0 531 237 531 530z">
          <text:p/>
        </draw:path>
        <draw:frame draw:style-name="gr36" draw:text-style-name="P21" draw:layer="layout" svg:width="0.629cm" svg:height="0.628cm" svg:x="5.242cm" svg:y="16.717cm">
          <draw:text-box>
            <text:p text:style-name="P20"><text:span text:style-name="T4">16</text:span></text:p>
          </draw:text-box>
        </draw:frame>
        <draw:path draw:style-name="gr35" draw:text-style-name="P19" draw:layer="layout" svg:width="1.058cm" svg:height="1.059cm" svg:x="9.789cm" svg:y="16.542cm" svg:viewBox="0 0 1059 1060" svg:d="M1059 530c0 292-237 530-530 530s-529-238-529-530c0-293 236-530 529-530s530 237 530 530z">
          <text:p/>
        </draw:path>
        <draw:frame draw:style-name="gr36" draw:text-style-name="P21" draw:layer="layout" svg:width="0.629cm" svg:height="0.628cm" svg:x="8.02cm" svg:y="16.717cm">
          <draw:text-box>
            <text:p text:style-name="P20"><text:span text:style-name="T4">29</text:span></text:p>
          </draw:text-box>
        </draw:frame>
        <draw:path draw:style-name="gr35" draw:text-style-name="P19" draw:layer="layout" svg:width="1.059cm" svg:height="1.059cm" svg:x="14.154cm" svg:y="16.542cm" svg:viewBox="0 0 1060 1060" svg:d="M1060 530c0 292-237 530-531 530-292 0-529-238-529-530 0-293 237-530 529-530 294 0 531 237 531 530z">
          <text:p/>
        </draw:path>
        <draw:frame draw:style-name="gr36" draw:text-style-name="P21" draw:layer="layout" svg:width="0.629cm" svg:height="0.628cm" svg:x="10.004cm" svg:y="16.717cm">
          <draw:text-box>
            <text:p text:style-name="P20"><text:span text:style-name="T4">38</text:span></text:p>
          </draw:text-box>
        </draw:frame>
        <draw:path draw:style-name="gr35" draw:text-style-name="P19" draw:layer="layout" svg:width="1.058cm" svg:height="1.059cm" svg:x="15.742cm" svg:y="16.542cm" svg:viewBox="0 0 1059 1060" svg:d="M1059 530c0 292-237 530-529 530s-530-238-530-530c0-293 238-530 530-530s529 237 529 530z">
          <text:p/>
        </draw:path>
        <draw:frame draw:style-name="gr37" draw:text-style-name="P21" draw:layer="layout" svg:width="0.563cm" svg:height="0.628cm" svg:x="14.527cm" svg:y="16.717cm">
          <draw:text-box>
            <text:p text:style-name="P20"><text:span text:style-name="T4">9</text:span></text:p>
          </draw:text-box>
        </draw:frame>
        <draw:path draw:style-name="gr35" draw:text-style-name="P19" draw:layer="layout" svg:width="1.058cm" svg:height="1.059cm" svg:x="2.645cm" svg:y="18.394cm" svg:viewBox="0 0 1059 1060" svg:d="M1059 531c0 292-237 529-530 529-292 0-529-237-529-529 0-294 237-531 529-531 293 0 530 237 530 531z">
          <text:p/>
        </draw:path>
        <draw:frame draw:style-name="gr36" draw:text-style-name="P21" draw:layer="layout" svg:width="0.629cm" svg:height="0.628cm" svg:x="15.957cm" svg:y="16.717cm">
          <draw:text-box>
            <text:p text:style-name="P20"><text:span text:style-name="T4">16</text:span></text:p>
          </draw:text-box>
        </draw:frame>
        <draw:path draw:style-name="gr35" draw:text-style-name="P19" draw:layer="layout" svg:width="1.059cm" svg:height="1.059cm" svg:x="13.36cm" svg:y="18.394cm" svg:viewBox="0 0 1060 1060" svg:d="M1060 531c0 292-237 529-529 529-294 0-531-237-531-529 0-294 237-531 531-531 292 0 529 237 529 531z">
          <text:p/>
        </draw:path>
        <draw:frame draw:style-name="gr37" draw:text-style-name="P21" draw:layer="layout" svg:width="0.563cm" svg:height="0.628cm" svg:x="3.018cm" svg:y="18.569cm">
          <draw:text-box>
            <text:p text:style-name="P20"><text:span text:style-name="T4">8</text:span></text:p>
          </draw:text-box>
        </draw:frame>
        <draw:frame draw:style-name="gr37" draw:text-style-name="P21" draw:layer="layout" svg:width="0.563cm" svg:height="0.628cm" svg:x="13.733cm" svg:y="18.569cm">
          <draw:text-box>
            <text:p text:style-name="P20"><text:span text:style-name="T4">8</text:span></text:p>
          </draw:text-box>
        </draw:frame>
        <draw:custom-shape draw:style-name="gr39" draw:text-style-name="P23" draw:layer="layout" svg:width="2.457cm" svg:height="0.661cm" svg:x="10.035cm" svg:y="13.1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8" draw:layer="layout" svg:width="2.542cm" svg:height="0.962cm" svg:x="24.237cm" svg:y="4.317cm">
          <draw:text-box>
            <text:p>bstdel1</text:p>
          </draw:text-box>
        </draw:frame>
        <draw:frame draw:style-name="gr40" draw:text-style-name="P8" draw:layer="layout" svg:width="2.542cm" svg:height="0.962cm" svg:x="23.485cm" svg:y="14.12cm">
          <draw:text-box>
            <text:p>bstdel2</text:p>
          </draw:text-box>
        </draw:frame>
        <presentation:notes draw:style-name="dp2">
          <draw:page-thumbnail draw:style-name="gr23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onnector draw:style-name="gr41" draw:text-style-name="P6" draw:layer="layout" draw:type="line" svg:x1="6.348cm" svg:y1="17.177cm" svg:x2="8.605cm" svg:y2="14.101cm" draw:start-shape="id35" draw:start-glue-point="0" draw:end-shape="id36" draw:end-glue-point="2" svg:d="M6348 17177l2257-3076" svg:viewBox="0 0 2258 3077">
          <text:p/>
        </draw:connector>
        <draw:polygon draw:style-name="gr33" draw:text-style-name="P17" draw:layer="layout" svg:width="2.381cm" svg:height="1.852cm" svg:x="4.546cm" svg:y="2.297cm" svg:viewBox="0 0 2382 1853" draw:points="2382,0 0,1853">
          <text:p/>
        </draw:polygon>
        <draw:line draw:style-name="gr34" draw:text-style-name="P18" draw:layer="layout" svg:x1="6.928cm" svg:y1="2.297cm" svg:x2="4.546cm" svg:y2="4.15cm">
          <text:p/>
        </draw:line>
        <draw:polygon draw:style-name="gr33" draw:text-style-name="P17" draw:layer="layout" svg:width="2.381cm" svg:height="1.852cm" svg:x="6.927cm" svg:y="2.297cm" svg:viewBox="0 0 2382 1853" draw:points="0,0 2382,1853">
          <text:p/>
        </draw:polygon>
        <draw:line draw:style-name="gr34" draw:text-style-name="P18" draw:layer="layout" svg:x1="6.927cm" svg:y1="2.297cm" svg:x2="9.309cm" svg:y2="4.15cm">
          <text:p/>
        </draw:line>
        <draw:polygon draw:style-name="gr33" draw:text-style-name="P17" draw:layer="layout" svg:width="2.381cm" svg:height="1.852cm" svg:x="15.262cm" svg:y="2.297cm" svg:viewBox="0 0 2382 1853" draw:points="2382,0 0,1853">
          <text:p/>
        </draw:polygon>
        <draw:line draw:style-name="gr34" draw:text-style-name="P18" draw:layer="layout" svg:x1="17.644cm" svg:y1="2.297cm" svg:x2="15.262cm" svg:y2="4.15cm">
          <text:p/>
        </draw:line>
        <draw:polygon draw:style-name="gr33" draw:text-style-name="P17" draw:layer="layout" svg:width="2.381cm" svg:height="1.852cm" svg:x="17.643cm" svg:y="2.297cm" svg:viewBox="0 0 2382 1853" draw:points="0,0 2382,1853">
          <text:p/>
        </draw:polygon>
        <draw:line draw:style-name="gr34" draw:text-style-name="P18" draw:layer="layout" svg:x1="17.643cm" svg:y1="2.297cm" svg:x2="20.025cm" svg:y2="4.15cm">
          <text:p/>
        </draw:line>
        <draw:polygon draw:style-name="gr33" draw:text-style-name="P17" draw:layer="layout" svg:width="1.191cm" svg:height="1.852cm" svg:x="3.355cm" svg:y="4.149cm" svg:viewBox="0 0 1192 1853" draw:points="1192,0 0,1853">
          <text:p/>
        </draw:polygon>
        <draw:line draw:style-name="gr34" draw:text-style-name="P18" draw:layer="layout" svg:x1="4.547cm" svg:y1="4.149cm" svg:x2="3.355cm" svg:y2="6.002cm">
          <text:p/>
        </draw:line>
        <draw:polygon draw:style-name="gr33" draw:text-style-name="P17" draw:layer="layout" svg:width="1.191cm" svg:height="1.852cm" svg:x="4.546cm" svg:y="4.149cm" svg:viewBox="0 0 1192 1853" draw:points="0,0 1192,1853">
          <text:p/>
        </draw:polygon>
        <draw:line draw:style-name="gr34" draw:text-style-name="P18" draw:layer="layout" svg:x1="4.546cm" svg:y1="4.149cm" svg:x2="5.738cm" svg:y2="6.002cm">
          <text:p/>
        </draw:line>
        <draw:polygon draw:style-name="gr33" draw:text-style-name="P17" draw:layer="layout" svg:width="0.793cm" svg:height="1.852cm" svg:x="8.515cm" svg:y="4.149cm" svg:viewBox="0 0 794 1853" draw:points="794,0 0,1853">
          <text:p/>
        </draw:polygon>
        <draw:line draw:style-name="gr34" draw:text-style-name="P18" draw:layer="layout" svg:x1="9.309cm" svg:y1="4.149cm" svg:x2="8.515cm" svg:y2="6.002cm">
          <text:p/>
        </draw:line>
        <draw:polygon draw:style-name="gr33" draw:text-style-name="P17" draw:layer="layout" svg:width="0.794cm" svg:height="1.852cm" svg:x="9.308cm" svg:y="4.149cm" svg:viewBox="0 0 795 1853" draw:points="0,0 795,1853">
          <text:p/>
        </draw:polygon>
        <draw:line draw:style-name="gr34" draw:text-style-name="P18" draw:layer="layout" svg:x1="9.308cm" svg:y1="4.149cm" svg:x2="10.103cm" svg:y2="6.002cm">
          <text:p/>
        </draw:line>
        <draw:polygon draw:style-name="gr33" draw:text-style-name="P17" draw:layer="layout" svg:width="1.191cm" svg:height="1.852cm" svg:x="14.071cm" svg:y="4.149cm" svg:viewBox="0 0 1192 1853" draw:points="1192,0 0,1853">
          <text:p/>
        </draw:polygon>
        <draw:line draw:style-name="gr34" draw:text-style-name="P18" draw:layer="layout" svg:x1="15.263cm" svg:y1="4.149cm" svg:x2="14.071cm" svg:y2="6.002cm">
          <text:p/>
        </draw:line>
        <draw:polygon draw:style-name="gr33" draw:text-style-name="P17" draw:layer="layout" svg:width="1.19cm" svg:height="1.852cm" svg:x="15.262cm" svg:y="4.149cm" svg:viewBox="0 0 1191 1853" draw:points="0,0 1191,1853">
          <text:p/>
        </draw:polygon>
        <draw:line draw:style-name="gr34" draw:text-style-name="P18" draw:layer="layout" svg:x1="15.262cm" svg:y1="4.149cm" svg:x2="16.453cm" svg:y2="6.002cm">
          <text:p/>
        </draw:line>
        <draw:polygon draw:style-name="gr33" draw:text-style-name="P17" draw:layer="layout" svg:width="0.794cm" svg:height="1.852cm" svg:x="19.23cm" svg:y="4.149cm" svg:viewBox="0 0 795 1853" draw:points="795,0 0,1853">
          <text:p/>
        </draw:polygon>
        <draw:line draw:style-name="gr34" draw:text-style-name="P18" draw:layer="layout" svg:x1="20.025cm" svg:y1="4.149cm" svg:x2="19.23cm" svg:y2="6.002cm">
          <text:p/>
        </draw:line>
        <draw:polygon draw:style-name="gr33" draw:text-style-name="P17" draw:layer="layout" svg:width="0.794cm" svg:height="1.852cm" svg:x="20.024cm" svg:y="4.149cm" svg:viewBox="0 0 795 1853" draw:points="0,0 795,1853">
          <text:p/>
        </draw:polygon>
        <draw:line draw:style-name="gr34" draw:text-style-name="P18" draw:layer="layout" svg:x1="20.024cm" svg:y1="4.149cm" svg:x2="20.819cm" svg:y2="6.002cm">
          <text:p/>
        </draw:line>
        <draw:polygon draw:style-name="gr33" draw:text-style-name="P17" draw:layer="layout" svg:width="0.794cm" svg:height="1.853cm" svg:x="4.943cm" svg:y="6.001cm" svg:viewBox="0 0 795 1854" draw:points="795,0 0,1854">
          <text:p/>
        </draw:polygon>
        <draw:line draw:style-name="gr34" draw:text-style-name="P18" draw:layer="layout" svg:x1="5.738cm" svg:y1="6.001cm" svg:x2="4.943cm" svg:y2="7.855cm">
          <text:p/>
        </draw:line>
        <draw:polygon draw:style-name="gr33" draw:text-style-name="P17" draw:layer="layout" svg:width="0.793cm" svg:height="1.853cm" svg:x="5.737cm" svg:y="6.001cm" svg:viewBox="0 0 794 1854" draw:points="0,0 794,1854">
          <text:p/>
        </draw:polygon>
        <draw:line draw:style-name="gr34" draw:text-style-name="P18" draw:layer="layout" svg:x1="5.737cm" svg:y1="6.001cm" svg:x2="6.531cm" svg:y2="7.855cm">
          <text:p/>
        </draw:line>
        <draw:polygon draw:style-name="gr33" draw:text-style-name="P17" draw:layer="layout" svg:width="0.794cm" svg:height="1.853cm" svg:x="15.658cm" svg:y="6.001cm" svg:viewBox="0 0 795 1854" draw:points="795,0 0,1854">
          <text:p/>
        </draw:polygon>
        <draw:line draw:style-name="gr34" draw:text-style-name="P18" draw:layer="layout" svg:x1="16.453cm" svg:y1="6.001cm" svg:x2="15.658cm" svg:y2="7.855cm">
          <text:p/>
        </draw:line>
        <draw:polygon draw:style-name="gr33" draw:text-style-name="P17" draw:layer="layout" svg:width="0.794cm" svg:height="1.853cm" svg:x="16.452cm" svg:y="6.001cm" svg:viewBox="0 0 795 1854" draw:points="0,0 795,1854">
          <text:p/>
        </draw:polygon>
        <draw:line draw:style-name="gr34" draw:text-style-name="P18" draw:layer="layout" svg:x1="16.452cm" svg:y1="6.001cm" svg:x2="17.247cm" svg:y2="7.855cm">
          <text:p/>
        </draw:line>
        <draw:polygon draw:style-name="gr33" draw:text-style-name="P17" draw:layer="layout" svg:width="0.794cm" svg:height="1.852cm" svg:x="4.149cm" svg:y="7.854cm" svg:viewBox="0 0 795 1853" draw:points="795,0 0,1853">
          <text:p/>
        </draw:polygon>
        <draw:line draw:style-name="gr34" draw:text-style-name="P18" draw:layer="layout" svg:x1="4.944cm" svg:y1="7.854cm" svg:x2="4.149cm" svg:y2="9.707cm">
          <text:p/>
        </draw:line>
        <draw:polygon draw:style-name="gr33" draw:text-style-name="P17" draw:layer="layout" svg:width="0.793cm" svg:height="1.852cm" svg:x="14.865cm" svg:y="7.854cm" svg:viewBox="0 0 794 1853" draw:points="794,0 0,1853">
          <text:p/>
        </draw:polygon>
        <draw:line draw:style-name="gr34" draw:text-style-name="P18" draw:layer="layout" svg:x1="15.659cm" svg:y1="7.854cm" svg:x2="14.865cm" svg:y2="9.707cm">
          <text:p/>
        </draw:line>
        <draw:polygon draw:style-name="gr33" draw:text-style-name="P17" draw:layer="layout" svg:width="1.191cm" svg:height="1.852cm" svg:x="4.149cm" svg:y="9.706cm" svg:viewBox="0 0 1192 1853" draw:points="0,0 1192,1853">
          <text:p/>
        </draw:polygon>
        <draw:line draw:style-name="gr34" draw:text-style-name="P18" draw:layer="layout" svg:x1="4.149cm" svg:y1="9.706cm" svg:x2="5.341cm" svg:y2="11.559cm">
          <text:p/>
        </draw:line>
        <draw:path draw:style-name="gr35" draw:text-style-name="P19" draw:layer="layout" svg:width="1.058cm" svg:height="1.058cm" svg:x="6.398cm" svg:y="1.768cm" svg:viewBox="0 0 1059 1059" svg:d="M1059 530c0 293-238 529-530 529s-529-236-529-529 237-530 529-530 530 237 530 530z">
          <text:p/>
        </draw:path>
        <draw:path draw:style-name="gr35" draw:text-style-name="P19" draw:layer="layout" svg:width="1.058cm" svg:height="1.058cm" svg:x="17.114cm" svg:y="1.768cm" svg:viewBox="0 0 1059 1059" svg:d="M1059 530c0 293-237 529-530 529s-529-236-529-529 236-530 529-530 530 237 530 530z">
          <text:p/>
        </draw:path>
        <draw:frame draw:style-name="gr36" draw:text-style-name="P21" draw:layer="layout" svg:width="0.629cm" svg:height="0.628cm" svg:x="6.614cm" svg:y="1.943cm">
          <draw:text-box>
            <text:p text:style-name="P20"><text:span text:style-name="T4">17</text:span></text:p>
          </draw:text-box>
        </draw:frame>
        <draw:path draw:style-name="gr38" draw:text-style-name="P22" draw:layer="layout" svg:width="1.058cm" svg:height="1.059cm" svg:x="4.017cm" svg:y="3.62cm" svg:viewBox="0 0 1059 1060" svg:d="M1059 529c0 294-237 531-529 531s-530-237-530-531c0-292 238-529 530-529s529 237 529 529z">
          <text:p/>
        </draw:path>
        <draw:frame draw:style-name="gr36" draw:text-style-name="P21" draw:layer="layout" svg:width="0.629cm" svg:height="0.628cm" svg:x="17.329cm" svg:y="1.943cm">
          <draw:text-box>
            <text:p text:style-name="P20"><text:span text:style-name="T4">17</text:span></text:p>
          </draw:text-box>
        </draw:frame>
        <draw:path draw:style-name="gr35" draw:text-style-name="P19" draw:layer="layout" svg:width="1.059cm" svg:height="1.059cm" svg:x="8.779cm" svg:y="3.62cm" svg:viewBox="0 0 1060 1060" svg:d="M1060 529c0 294-237 531-531 531-292 0-529-237-529-531 0-292 237-529 529-529 294 0 531 237 531 529z">
          <text:p/>
        </draw:path>
        <draw:frame draw:style-name="gr37" draw:text-style-name="P21" draw:layer="layout" svg:width="0.563cm" svg:height="0.628cm" svg:x="4.389cm" svg:y="3.795cm">
          <draw:text-box>
            <text:p text:style-name="P20"><text:span text:style-name="T4">5</text:span></text:p>
          </draw:text-box>
        </draw:frame>
        <draw:path draw:style-name="gr35" draw:text-style-name="P19" draw:layer="layout" svg:width="1.059cm" svg:height="1.059cm" svg:x="14.732cm" svg:y="3.62cm" svg:viewBox="0 0 1060 1060" svg:d="M1060 529c0 294-238 531-530 531-293 0-530-237-530-531 0-292 237-529 530-529 292 0 530 237 530 529z">
          <text:p/>
        </draw:path>
        <draw:frame draw:style-name="gr36" draw:text-style-name="P21" draw:layer="layout" svg:width="0.629cm" svg:height="0.628cm" svg:x="8.995cm" svg:y="3.795cm">
          <draw:text-box>
            <text:p text:style-name="P20"><text:span text:style-name="T4">35</text:span></text:p>
          </draw:text-box>
        </draw:frame>
        <draw:path draw:style-name="gr35" draw:text-style-name="P19" draw:layer="layout" svg:width="1.058cm" svg:height="1.059cm" svg:x="19.495cm" svg:y="3.62cm" svg:viewBox="0 0 1059 1060" svg:d="M1059 529c0 294-237 531-529 531-293 0-530-237-530-531 0-292 237-529 530-529 292 0 529 237 529 529z">
          <text:p/>
        </draw:path>
        <draw:frame draw:style-name="gr37" draw:text-style-name="P21" draw:layer="layout" svg:width="0.563cm" svg:height="0.628cm" svg:x="15.105cm" svg:y="3.795cm">
          <draw:text-box>
            <text:p text:style-name="P20"><text:span text:style-name="T4">7</text:span></text:p>
          </draw:text-box>
        </draw:frame>
        <draw:path draw:style-name="gr35" draw:text-style-name="P19" draw:layer="layout" svg:width="1.058cm" svg:height="1.059cm" svg:x="2.826cm" svg:y="5.472cm" svg:viewBox="0 0 1059 1060" svg:d="M1059 529c0 294-236 531-529 531s-530-237-530-531c0-292 237-529 530-529s529 237 529 529z">
          <text:p/>
        </draw:path>
        <draw:frame draw:style-name="gr36" draw:text-style-name="P21" draw:layer="layout" svg:width="0.629cm" svg:height="0.628cm" svg:x="19.711cm" svg:y="3.795cm">
          <draw:text-box>
            <text:p text:style-name="P20"><text:span text:style-name="T4">35</text:span></text:p>
          </draw:text-box>
        </draw:frame>
        <draw:path draw:style-name="gr35" draw:text-style-name="P19" draw:layer="layout" svg:width="1.06cm" svg:height="1.059cm" svg:x="5.207cm" svg:y="5.472cm" svg:viewBox="0 0 1061 1060" svg:d="M1061 529c0 294-238 531-530 531-293 0-531-237-531-531 0-292 238-529 531-529 292 0 530 237 530 529z">
          <text:p/>
        </draw:path>
        <draw:frame draw:style-name="gr37" draw:text-style-name="P21" draw:layer="layout" svg:width="0.563cm" svg:height="0.628cm" svg:x="3.199cm" svg:y="5.647cm">
          <draw:text-box>
            <text:p text:style-name="P20"><text:span text:style-name="T4">2</text:span></text:p>
          </draw:text-box>
        </draw:frame>
        <draw:path draw:style-name="gr35" draw:text-style-name="P19" draw:layer="layout" svg:width="1.059cm" svg:height="1.059cm" svg:x="7.985cm" svg:y="5.472cm" svg:viewBox="0 0 1060 1060" svg:d="M1060 529c0 294-237 531-529 531-294 0-531-237-531-531 0-292 237-529 531-529 292 0 529 237 529 529z">
          <text:p/>
        </draw:path>
        <draw:frame draw:style-name="gr36" draw:text-style-name="P21" draw:layer="layout" svg:width="0.629cm" svg:height="0.628cm" svg:x="5.444cm" svg:y="5.647cm">
          <draw:text-box>
            <text:p text:style-name="P20"><text:span text:style-name="T4">11</text:span></text:p>
          </draw:text-box>
        </draw:frame>
        <draw:path draw:style-name="gr35" draw:text-style-name="P19" draw:layer="layout" svg:width="1.058cm" svg:height="1.059cm" svg:x="9.573cm" svg:y="5.472cm" svg:viewBox="0 0 1059 1060" svg:d="M1059 529c0 294-238 531-530 531s-529-237-529-531c0-292 237-529 529-529s530 237 530 529z">
          <text:p/>
        </draw:path>
        <draw:frame draw:style-name="gr36" draw:text-style-name="P21" draw:layer="layout" svg:width="0.629cm" svg:height="0.628cm" svg:x="8.201cm" svg:y="5.647cm">
          <draw:text-box>
            <text:p text:style-name="P20"><text:span text:style-name="T4">29</text:span></text:p>
          </draw:text-box>
        </draw:frame>
        <draw:path draw:style-name="gr35" draw:text-style-name="P19" draw:layer="layout" svg:width="1.058cm" svg:height="1.059cm" svg:x="13.542cm" svg:y="5.472cm" svg:viewBox="0 0 1059 1060" svg:d="M1059 529c0 294-237 531-529 531s-530-237-530-531c0-292 238-529 530-529s529 237 529 529z">
          <text:p/>
        </draw:path>
        <draw:frame draw:style-name="gr36" draw:text-style-name="P21" draw:layer="layout" svg:width="0.629cm" svg:height="0.628cm" svg:x="9.789cm" svg:y="5.647cm">
          <draw:text-box>
            <text:p text:style-name="P20"><text:span text:style-name="T4">38</text:span></text:p>
          </draw:text-box>
        </draw:frame>
        <draw:path draw:style-name="gr35" draw:text-style-name="P19" draw:layer="layout" svg:width="1.058cm" svg:height="1.059cm" svg:x="15.923cm" svg:y="5.472cm" svg:viewBox="0 0 1059 1060" svg:d="M1059 529c0 294-238 531-530 531s-529-237-529-531c0-292 237-529 529-529s530 237 530 529z">
          <text:p/>
        </draw:path>
        <draw:frame draw:style-name="gr37" draw:text-style-name="P21" draw:layer="layout" svg:width="0.563cm" svg:height="0.628cm" svg:x="13.914cm" svg:y="5.647cm">
          <draw:text-box>
            <text:p text:style-name="P20"><text:span text:style-name="T4">2</text:span></text:p>
          </draw:text-box>
        </draw:frame>
        <draw:path draw:style-name="gr35" draw:text-style-name="P19" draw:layer="layout" svg:width="1.058cm" svg:height="1.059cm" svg:x="18.701cm" svg:y="5.472cm" svg:viewBox="0 0 1059 1060" svg:d="M1059 529c0 294-236 531-529 531s-530-237-530-531c0-292 237-529 530-529s529 237 529 529z">
          <text:p/>
        </draw:path>
        <draw:frame draw:style-name="gr36" draw:text-style-name="P21" draw:layer="layout" svg:width="0.629cm" svg:height="0.628cm" svg:x="16.16cm" svg:y="5.647cm">
          <draw:text-box>
            <text:p text:style-name="P20"><text:span text:style-name="T4">11</text:span></text:p>
          </draw:text-box>
        </draw:frame>
        <draw:path draw:style-name="gr35" draw:text-style-name="P19" draw:layer="layout" svg:width="1.058cm" svg:height="1.059cm" svg:x="20.289cm" svg:y="5.472cm" svg:viewBox="0 0 1059 1060" svg:d="M1059 529c0 294-237 531-530 531s-529-237-529-531c0-292 236-529 529-529s530 237 530 529z">
          <text:p/>
        </draw:path>
        <draw:frame draw:style-name="gr36" draw:text-style-name="P21" draw:layer="layout" svg:width="0.629cm" svg:height="0.628cm" svg:x="18.917cm" svg:y="5.647cm">
          <draw:text-box>
            <text:p text:style-name="P20"><text:span text:style-name="T4">29</text:span></text:p>
          </draw:text-box>
        </draw:frame>
        <draw:path draw:style-name="gr35" draw:text-style-name="P19" draw:layer="layout" svg:width="1.058cm" svg:height="1.059cm" svg:x="4.414cm" svg:y="7.324cm" svg:viewBox="0 0 1059 1060" svg:d="M1059 530c0 292-237 530-530 530s-529-238-529-530c0-293 236-530 529-530s530 237 530 530z">
          <text:p/>
        </draw:path>
        <draw:frame draw:style-name="gr36" draw:text-style-name="P21" draw:layer="layout" svg:width="0.629cm" svg:height="0.628cm" svg:x="20.504cm" svg:y="5.647cm">
          <draw:text-box>
            <text:p text:style-name="P20"><text:span text:style-name="T4">38</text:span></text:p>
          </draw:text-box>
        </draw:frame>
        <draw:path draw:style-name="gr35" draw:text-style-name="P19" draw:layer="layout" svg:width="1.058cm" svg:height="1.059cm" svg:x="6.001cm" svg:y="7.324cm" svg:viewBox="0 0 1059 1060" svg:d="M1059 530c0 292-236 530-529 530s-530-238-530-530c0-293 237-530 530-530s529 237 529 530z">
          <text:p/>
        </draw:path>
        <draw:frame draw:style-name="gr37" draw:text-style-name="P21" draw:layer="layout" svg:width="0.563cm" svg:height="0.628cm" svg:x="4.786cm" svg:y="7.499cm">
          <draw:text-box>
            <text:p text:style-name="P20"><text:span text:style-name="T4">9</text:span></text:p>
          </draw:text-box>
        </draw:frame>
        <draw:path draw:style-name="gr35" draw:text-style-name="P19" draw:layer="layout" svg:width="1.059cm" svg:height="1.059cm" svg:x="15.129cm" svg:y="7.324cm" svg:viewBox="0 0 1060 1060" svg:d="M1060 530c0 292-237 530-531 530-292 0-529-238-529-530 0-293 237-530 529-530 294 0 531 237 531 530z">
          <text:p/>
        </draw:path>
        <draw:frame draw:style-name="gr36" draw:text-style-name="P21" draw:layer="layout" svg:width="0.629cm" svg:height="0.628cm" svg:x="6.217cm" svg:y="7.499cm">
          <draw:text-box>
            <text:p text:style-name="P20"><text:span text:style-name="T4">16</text:span></text:p>
          </draw:text-box>
        </draw:frame>
        <draw:path draw:style-name="gr35" draw:text-style-name="P19" draw:layer="layout" svg:width="1.058cm" svg:height="1.059cm" svg:x="16.717cm" svg:y="7.324cm" svg:viewBox="0 0 1059 1060" svg:d="M1059 530c0 292-237 530-529 530s-530-238-530-530c0-293 238-530 530-530s529 237 529 530z">
          <text:p/>
        </draw:path>
        <draw:frame draw:style-name="gr37" draw:text-style-name="P21" draw:layer="layout" svg:width="0.563cm" svg:height="0.628cm" svg:x="15.502cm" svg:y="7.499cm">
          <draw:text-box>
            <text:p text:style-name="P20"><text:span text:style-name="T4">9</text:span></text:p>
          </draw:text-box>
        </draw:frame>
        <draw:path draw:style-name="gr35" draw:text-style-name="P19" draw:layer="layout" svg:width="1.058cm" svg:height="1.059cm" svg:x="3.62cm" svg:y="9.176cm" svg:viewBox="0 0 1059 1060" svg:d="M1059 531c0 292-237 529-530 529-292 0-529-237-529-529 0-294 237-531 529-531 293 0 530 237 530 531z">
          <text:p/>
        </draw:path>
        <draw:frame draw:style-name="gr36" draw:text-style-name="P21" draw:layer="layout" svg:width="0.629cm" svg:height="0.628cm" svg:x="16.932cm" svg:y="7.499cm">
          <draw:text-box>
            <text:p text:style-name="P20"><text:span text:style-name="T4">16</text:span></text:p>
          </draw:text-box>
        </draw:frame>
        <draw:path draw:style-name="gr35" draw:text-style-name="P19" draw:layer="layout" svg:width="1.059cm" svg:height="1.059cm" svg:x="14.335cm" svg:y="9.176cm" svg:viewBox="0 0 1060 1060" svg:d="M1060 531c0 292-237 529-529 529-294 0-531-237-531-529 0-294 237-531 531-531 292 0 529 237 529 531z">
          <text:p/>
        </draw:path>
        <draw:frame draw:style-name="gr37" draw:text-style-name="P21" draw:layer="layout" svg:width="0.563cm" svg:height="0.628cm" svg:x="3.993cm" svg:y="9.351cm">
          <draw:text-box>
            <text:p text:style-name="P20"><text:span text:style-name="T4">7</text:span></text:p>
          </draw:text-box>
        </draw:frame>
        <draw:path draw:style-name="gr35" draw:text-style-name="P19" draw:layer="layout" svg:width="1.059cm" svg:height="1.058cm" svg:x="4.81cm" svg:y="11.029cm" svg:viewBox="0 0 1060 1059" svg:d="M1060 530c0 292-237 529-529 529-294 0-531-237-531-529 0-294 237-530 531-530 292 0 529 236 529 530z">
          <text:p/>
        </draw:path>
        <draw:frame draw:style-name="gr37" draw:text-style-name="P21" draw:layer="layout" svg:width="0.563cm" svg:height="0.628cm" svg:x="14.708cm" svg:y="9.351cm">
          <draw:text-box>
            <text:p text:style-name="P20"><text:span text:style-name="T4">8</text:span></text:p>
          </draw:text-box>
        </draw:frame>
        <draw:frame draw:style-name="gr37" draw:text-style-name="P21" draw:layer="layout" svg:width="0.563cm" svg:height="0.628cm" svg:x="5.183cm" svg:y="11.203cm">
          <draw:text-box>
            <text:p text:style-name="P20"><text:span text:style-name="T4">8</text:span></text:p>
          </draw:text-box>
        </draw:frame>
        <draw:line draw:style-name="gr42" draw:text-style-name="P6" draw:layer="layout" svg:x1="4.584cm" svg:y1="4.962cm" svg:x2="4.017cm" svg:y2="9.139cm">
          <text:p/>
        </draw:line>
        <draw:frame draw:style-name="gr43" draw:text-style-name="P24" draw:layer="layout" svg:width="2.094cm" svg:height="0.645cm" svg:x="3.337cm" svg:y="6.698cm">
          <draw:text-box>
            <text:p><text:span text:style-name="T5">successor</text:span></text:p>
          </draw:text-box>
        </draw:frame>
        <draw:custom-shape draw:style-name="gr39" draw:text-style-name="P23" draw:layer="layout" svg:width="2.457cm" svg:height="0.661cm" svg:x="11.01cm" svg:y="3.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8" draw:layer="layout" svg:width="2.542cm" svg:height="0.962cm" svg:x="23.367cm" svg:y="5.654cm">
          <draw:text-box>
            <text:p>bstdel3</text:p>
          </draw:text-box>
        </draw:frame>
        <draw:polygon draw:style-name="gr33" draw:text-style-name="P17" draw:layer="layout" svg:width="1.191cm" svg:height="1.852cm" svg:x="3.114cm" svg:y="13.827cm" svg:viewBox="0 0 1192 1853" draw:points="1192,0 0,1853">
          <text:p/>
        </draw:polygon>
        <draw:line draw:style-name="gr34" draw:text-style-name="P18" draw:layer="layout" svg:x1="4.306cm" svg:y1="13.827cm" svg:x2="3.114cm" svg:y2="15.68cm">
          <text:p/>
        </draw:line>
        <draw:polygon draw:style-name="gr33" draw:text-style-name="P17" draw:layer="layout" svg:width="1.19cm" svg:height="1.852cm" svg:x="11.58cm" svg:y="13.827cm" svg:viewBox="0 0 1191 1853" draw:points="0,0 1191,1853">
          <text:p/>
        </draw:polygon>
        <draw:line draw:style-name="gr34" draw:text-style-name="P18" draw:layer="layout" svg:x1="11.58cm" svg:y1="13.827cm" svg:x2="12.771cm" svg:y2="15.68cm">
          <text:p/>
        </draw:line>
        <draw:polygon draw:style-name="gr33" draw:text-style-name="P17" draw:layer="layout" svg:width="1.191cm" svg:height="1.852cm" svg:x="20.723cm" svg:y="13.855cm" svg:viewBox="0 0 1192 1853" draw:points="1192,0 0,1853">
          <text:p/>
        </draw:polygon>
        <draw:line draw:style-name="gr34" draw:text-style-name="P18" draw:layer="layout" svg:x1="21.915cm" svg:y1="13.855cm" svg:x2="20.723cm" svg:y2="15.708cm">
          <text:p/>
        </draw:line>
        <draw:polygon draw:style-name="gr33" draw:text-style-name="P17" draw:layer="layout" svg:width="1.191cm" svg:height="1.852cm" svg:x="1.923cm" svg:y="15.679cm" svg:viewBox="0 0 1192 1853" draw:points="1192,0 0,1853">
          <text:p/>
        </draw:polygon>
        <draw:line draw:style-name="gr34" draw:text-style-name="P18" draw:layer="layout" svg:x1="3.115cm" svg:y1="15.679cm" svg:x2="1.923cm" svg:y2="17.532cm">
          <text:p/>
        </draw:line>
        <draw:polygon draw:style-name="gr33" draw:text-style-name="P17" draw:layer="layout" svg:width="1.19cm" svg:height="1.852cm" svg:x="11.58cm" svg:y="15.679cm" svg:viewBox="0 0 1191 1853" draw:points="1191,0 0,1853">
          <text:p/>
        </draw:polygon>
        <draw:line draw:style-name="gr34" draw:text-style-name="P18" draw:layer="layout" svg:x1="12.771cm" svg:y1="15.679cm" svg:x2="11.58cm" svg:y2="17.532cm">
          <text:p/>
        </draw:line>
        <draw:polygon draw:style-name="gr33" draw:text-style-name="P17" draw:layer="layout" svg:width="1.191cm" svg:height="1.852cm" svg:x="19.532cm" svg:y="15.707cm" svg:viewBox="0 0 1192 1853" draw:points="1192,0 0,1853">
          <text:p/>
        </draw:polygon>
        <draw:line draw:style-name="gr34" draw:text-style-name="P18" draw:layer="layout" svg:x1="20.724cm" svg:y1="15.707cm" svg:x2="19.532cm" svg:y2="17.56cm">
          <text:p/>
        </draw:line>
        <draw:path draw:style-name="gr35" draw:text-style-name="P19" draw:layer="layout" svg:width="1.06cm" svg:height="1.058cm" svg:x="3.775cm" svg:y="13.298cm" svg:viewBox="0 0 1061 1059" svg:d="M1061 530c0 293-238 529-530 529-293 0-531-236-531-529s238-530 531-530c292 0 530 237 530 530z">
          <text:p/>
        </draw:path>
        <draw:path draw:style-name="gr35" draw:text-style-name="P19" draw:layer="layout" svg:width="1.059cm" svg:height="1.058cm" svg:x="11.05cm" svg:y="13.298cm" svg:viewBox="0 0 1060 1059" svg:d="M1060 530c0 293-238 529-530 529-293 0-530-236-530-529s237-530 530-530c292 0 530 237 530 530z">
          <text:p/>
        </draw:path>
        <draw:frame draw:style-name="gr36" draw:text-style-name="P21" draw:layer="layout" svg:width="0.629cm" svg:height="0.628cm" svg:x="3.991cm" svg:y="13.473cm">
          <draw:text-box>
            <text:p text:style-name="P20"><text:span text:style-name="T4">10</text:span></text:p>
          </draw:text-box>
        </draw:frame>
        <draw:path draw:style-name="gr38" draw:text-style-name="P22" draw:layer="layout" svg:width="1.059cm" svg:height="1.058cm" svg:x="21.384cm" svg:y="13.326cm" svg:viewBox="0 0 1060 1059" svg:d="M1060 530c0 293-237 529-529 529-294 0-531-236-531-529s237-530 531-530c292 0 529 237 529 530z">
          <text:p/>
        </draw:path>
        <draw:frame draw:style-name="gr36" draw:text-style-name="P21" draw:layer="layout" svg:width="0.629cm" svg:height="0.628cm" svg:x="11.266cm" svg:y="13.473cm">
          <draw:text-box>
            <text:p text:style-name="P20"><text:span text:style-name="T4">10</text:span></text:p>
          </draw:text-box>
        </draw:frame>
        <draw:path draw:style-name="gr38" draw:text-style-name="P22" draw:layer="layout" svg:width="1.058cm" svg:height="1.059cm" svg:x="2.585cm" svg:y="15.15cm" svg:viewBox="0 0 1059 1060" svg:d="M1059 529c0 294-237 531-529 531s-530-237-530-531c0-292 238-529 530-529s529 237 529 529z">
          <text:p/>
        </draw:path>
        <draw:frame draw:style-name="gr36" draw:text-style-name="P21" draw:layer="layout" svg:width="0.629cm" svg:height="0.628cm" svg:x="21.6cm" svg:y="13.501cm">
          <draw:text-box>
            <text:p text:style-name="P20"><text:span text:style-name="T4">10</text:span></text:p>
          </draw:text-box>
        </draw:frame>
        <draw:path draw:style-name="gr38" draw:text-style-name="P22" draw:layer="layout" svg:width="1.058cm" svg:height="1.059cm" svg:x="12.241cm" svg:y="15.15cm" svg:viewBox="0 0 1059 1060" svg:d="M1059 529c0 294-238 531-530 531s-529-237-529-531c0-292 237-529 529-529s530 237 530 529z">
          <text:p/>
        </draw:path>
        <draw:frame draw:style-name="gr37" draw:text-style-name="P21" draw:layer="layout" svg:width="0.563cm" svg:height="0.628cm" svg:x="2.957cm" svg:y="15.325cm">
          <draw:text-box>
            <text:p text:style-name="P20"><text:span text:style-name="T4">8</text:span></text:p>
          </draw:text-box>
        </draw:frame>
        <draw:path draw:style-name="gr35" draw:text-style-name="P19" draw:layer="layout" svg:width="1.058cm" svg:height="1.059cm" svg:x="20.194cm" svg:y="15.178cm" svg:viewBox="0 0 1059 1060" svg:d="M1059 529c0 294-237 531-529 531-293 0-530-237-530-531 0-292 237-529 530-529 292 0 529 237 529 529z">
          <text:p/>
        </draw:path>
        <draw:frame draw:style-name="gr36" draw:text-style-name="P21" draw:layer="layout" svg:width="0.629cm" svg:height="0.628cm" svg:x="12.457cm" svg:y="15.325cm">
          <draw:text-box>
            <text:p text:style-name="P20"><text:span text:style-name="T4">12</text:span></text:p>
          </draw:text-box>
        </draw:frame>
        <draw:path draw:style-name="gr35" draw:text-style-name="P19" draw:layer="layout" svg:width="1.058cm" svg:height="1.059cm" svg:x="1.394cm" svg:y="17.002cm" svg:viewBox="0 0 1059 1060" svg:d="M1059 529c0 294-236 531-529 531s-530-237-530-531c0-292 237-529 530-529s529 237 529 529z">
          <text:p/>
        </draw:path>
        <draw:frame draw:style-name="gr37" draw:text-style-name="P21" draw:layer="layout" svg:width="0.563cm" svg:height="0.628cm" svg:x="20.567cm" svg:y="15.353cm">
          <draw:text-box>
            <text:p text:style-name="P20"><text:span text:style-name="T4">8</text:span></text:p>
          </draw:text-box>
        </draw:frame>
        <draw:path draw:style-name="gr35" draw:text-style-name="P19" draw:layer="layout" svg:width="1.059cm" svg:height="1.059cm" svg:x="11.05cm" svg:y="17.002cm" svg:viewBox="0 0 1060 1060" svg:d="M1060 529c0 294-238 531-530 531-293 0-530-237-530-531 0-292 237-529 530-529 292 0 530 237 530 529z">
          <text:p/>
        </draw:path>
        <draw:frame draw:style-name="gr37" draw:text-style-name="P21" draw:layer="layout" svg:width="0.563cm" svg:height="0.628cm" svg:x="1.767cm" svg:y="17.177cm">
          <draw:text-box>
            <text:p text:style-name="P20"><text:span text:style-name="T4">7</text:span></text:p>
          </draw:text-box>
        </draw:frame>
        <draw:path draw:style-name="gr35" draw:text-style-name="P19" draw:layer="layout" svg:width="1.059cm" svg:height="1.059cm" svg:x="19.003cm" svg:y="17.03cm" svg:viewBox="0 0 1060 1060" svg:d="M1060 529c0 294-237 531-531 531-292 0-529-237-529-531 0-292 237-529 529-529 294 0 531 237 531 529z">
          <text:p/>
        </draw:path>
        <draw:frame draw:style-name="gr44" draw:text-style-name="P21" draw:layer="layout" svg:width="0.586cm" svg:height="0.628cm" svg:x="11.323cm" svg:y="17.177cm">
          <draw:text-box>
            <text:p text:style-name="P20"><text:span text:style-name="T4">11</text:span></text:p>
          </draw:text-box>
        </draw:frame>
        <draw:frame draw:style-name="gr37" draw:text-style-name="P21" draw:layer="layout" svg:width="0.563cm" svg:height="0.628cm" svg:x="19.376cm" svg:y="17.205cm">
          <draw:text-box>
            <text:p text:style-name="P20"><text:span text:style-name="T4">7</text:span></text:p>
          </draw:text-box>
        </draw:frame>
        <draw:frame draw:style-name="gr45" draw:text-style-name="P8" draw:layer="layout" svg:width="5.315cm" svg:height="0.962cm" svg:x="19.622cm" svg:y="10.779cm">
          <draw:text-box>
            <text:p>oneChildDeletion</text:p>
          </draw:text-box>
        </draw:frame>
        <draw:frame draw:style-name="gr46" draw:text-style-name="P8" draw:layer="layout" svg:width="1.277cm" svg:height="0.962cm" svg:x="3.794cm" svg:y="18.577cm">
          <draw:text-box>
            <text:p>(a)</text:p>
          </draw:text-box>
        </draw:frame>
        <draw:frame draw:style-name="gr46" draw:text-style-name="P8" draw:layer="layout" svg:width="1.277cm" svg:height="0.962cm" svg:x="12.713cm" svg:y="18.716cm">
          <draw:text-box>
            <text:p>(b)</text:p>
          </draw:text-box>
        </draw:frame>
        <draw:polygon draw:style-name="gr33" draw:text-style-name="P17" draw:layer="layout" svg:width="1.191cm" svg:height="1.852cm" svg:x="24.289cm" svg:y="13.816cm" svg:viewBox="0 0 1192 1853" draw:points="1192,0 0,1853">
          <text:p/>
        </draw:polygon>
        <draw:polygon draw:style-name="gr33" draw:text-style-name="P17" draw:layer="layout" svg:width="1.191cm" svg:height="1.852cm" svg:x="23.098cm" svg:y="15.668cm" svg:viewBox="0 0 1192 1853" draw:points="1192,0 0,1853">
          <text:p/>
        </draw:polygon>
        <draw:line draw:style-name="gr34" draw:text-style-name="P18" draw:layer="layout" svg:x1="24.29cm" svg:y1="15.668cm" svg:x2="23.098cm" svg:y2="17.521cm">
          <text:p/>
        </draw:line>
        <draw:path draw:style-name="gr47" draw:text-style-name="P22" draw:layer="layout" svg:width="1.059cm" svg:height="1.058cm" svg:x="24.95cm" svg:y="13.287cm" svg:viewBox="0 0 1060 1059" svg:d="M1060 530c0 293-237 529-529 529-294 0-531-236-531-529s237-530 531-530c292 0 529 237 529 530z">
          <text:p/>
        </draw:path>
        <draw:frame draw:style-name="gr36" draw:text-style-name="P25" draw:layer="layout" svg:width="0.629cm" svg:height="0.628cm" svg:x="25.166cm" svg:y="13.462cm">
          <draw:text-box>
            <text:p text:style-name="P20"><text:span text:style-name="T6">10</text:span></text:p>
          </draw:text-box>
        </draw:frame>
        <draw:path draw:style-name="gr35" draw:text-style-name="P19" draw:layer="layout" svg:width="1.058cm" svg:height="1.059cm" svg:x="23.76cm" svg:y="15.139cm" svg:viewBox="0 0 1059 1060" svg:d="M1059 529c0 294-237 531-529 531-293 0-530-237-530-531 0-292 237-529 530-529 292 0 529 237 529 529z">
          <text:p/>
        </draw:path>
        <draw:frame draw:style-name="gr37" draw:text-style-name="P21" draw:layer="layout" svg:width="0.563cm" svg:height="0.628cm" svg:x="24.133cm" svg:y="15.314cm">
          <draw:text-box>
            <text:p text:style-name="P20"><text:span text:style-name="T4">8</text:span></text:p>
          </draw:text-box>
        </draw:frame>
        <draw:path draw:style-name="gr35" draw:text-style-name="P19" draw:layer="layout" svg:width="1.059cm" svg:height="1.059cm" svg:x="22.569cm" svg:y="16.991cm" svg:viewBox="0 0 1060 1060" svg:d="M1060 529c0 294-237 531-531 531-292 0-529-237-529-531 0-292 237-529 529-529 294 0 531 237 531 529z">
          <text:p/>
        </draw:path>
        <draw:frame draw:style-name="gr37" draw:text-style-name="P21" draw:layer="layout" svg:width="0.563cm" svg:height="0.628cm" svg:x="22.942cm" svg:y="17.166cm">
          <draw:text-box>
            <text:p text:style-name="P20"><text:span text:style-name="T4">7</text:span></text:p>
          </draw:text-box>
        </draw:frame>
        <draw:frame draw:style-name="gr48" draw:text-style-name="P8" draw:layer="layout" svg:width="1.243cm" svg:height="0.962cm" svg:x="21.06cm" svg:y="18.622cm">
          <draw:text-box draw:corner-radius="1.418cm">
            <text:p>(c)</text:p>
          </draw:text-box>
        </draw:frame>
        <draw:polygon draw:style-name="gr33" draw:text-style-name="P17" draw:layer="layout" svg:width="1.19cm" svg:height="1.852cm" svg:x="15.82cm" svg:y="13.771cm" svg:viewBox="0 0 1191 1853" draw:points="0,0 1191,1853">
          <text:p/>
        </draw:polygon>
        <draw:polygon draw:style-name="gr33" draw:text-style-name="P17" draw:layer="layout" svg:width="1.19cm" svg:height="1.852cm" svg:x="15.82cm" svg:y="15.623cm" svg:viewBox="0 0 1191 1853" draw:points="1191,0 0,1853">
          <text:p/>
        </draw:polygon>
        <draw:path draw:style-name="gr35" draw:text-style-name="P19" xml:id="id37" draw:id="id37" draw:layer="layout" svg:width="1.059cm" svg:height="1.058cm" svg:x="15.69cm" svg:y="13.242cm" svg:viewBox="0 0 1060 1059" svg:d="M1060 530c0 293-238 529-530 529-293 0-530-236-530-529s237-530 530-530c292 0 530 237 530 530z">
          <text:p/>
        </draw:path>
        <draw:frame draw:style-name="gr36" draw:text-style-name="P21" draw:layer="layout" svg:width="0.629cm" svg:height="0.628cm" svg:x="15.906cm" svg:y="13.417cm">
          <draw:text-box>
            <text:p text:style-name="P20"><text:span text:style-name="T4">10</text:span></text:p>
          </draw:text-box>
        </draw:frame>
        <draw:path draw:style-name="gr47" draw:text-style-name="P22" draw:layer="layout" svg:width="1.058cm" svg:height="1.059cm" svg:x="16.481cm" svg:y="15.094cm" svg:viewBox="0 0 1059 1060" svg:d="M1059 529c0 294-238 531-530 531s-529-237-529-531c0-292 237-529 529-529s530 237 530 529z">
          <text:p/>
        </draw:path>
        <draw:frame draw:style-name="gr49" draw:text-style-name="P25" draw:layer="layout" svg:width="0.629cm" svg:height="0.628cm" svg:x="16.697cm" svg:y="15.269cm">
          <draw:text-box>
            <text:p text:style-name="P20"><text:span text:style-name="T6">12</text:span></text:p>
          </draw:text-box>
        </draw:frame>
        <draw:path draw:style-name="gr35" draw:text-style-name="P19" xml:id="id38" draw:id="id38" draw:layer="layout" svg:width="1.059cm" svg:height="1.059cm" svg:x="14.89cm" svg:y="16.946cm" svg:viewBox="0 0 1060 1060" svg:d="M1060 529c0 294-238 531-530 531-293 0-530-237-530-531 0-292 237-529 530-529 292 0 530 237 530 529z">
          <text:p/>
        </draw:path>
        <draw:frame draw:style-name="gr44" draw:text-style-name="P21" draw:layer="layout" svg:width="0.586cm" svg:height="0.628cm" svg:x="15.163cm" svg:y="17.121cm">
          <draw:text-box>
            <text:p text:style-name="P20"><text:span text:style-name="T4">11</text:span></text:p>
          </draw:text-box>
        </draw:frame>
        <draw:connector draw:style-name="gr12" draw:text-style-name="P6" draw:layer="layout" draw:type="line" svg:x1="16.22cm" svg:y1="14.301cm" svg:x2="15.42cm" svg:y2="16.946cm" draw:start-shape="id37" draw:start-glue-point="2" draw:end-shape="id38" draw:end-glue-point="0" svg:d="M16220 14301l-800 2645" svg:viewBox="0 0 801 2646">
          <text:p/>
        </draw:connector>
        <draw:polygon draw:style-name="gr33" draw:text-style-name="P17" draw:layer="layout" svg:width="1.191cm" svg:height="1.852cm" svg:x="7.414cm" svg:y="13.827cm" svg:viewBox="0 0 1192 1853" draw:points="1192,0 0,1853">
          <text:p/>
        </draw:polygon>
        <draw:polygon draw:style-name="gr33" draw:text-style-name="P17" draw:layer="layout" svg:width="1.191cm" svg:height="1.852cm" svg:x="6.223cm" svg:y="15.679cm" svg:viewBox="0 0 1192 1853" draw:points="1192,0 0,1853">
          <text:p/>
        </draw:polygon>
        <draw:path draw:style-name="gr35" draw:text-style-name="P19" draw:layer="layout" svg:width="1.06cm" svg:height="1.058cm" svg:x="8.075cm" svg:y="13.298cm" svg:viewBox="0 0 1061 1059" svg:d="M1061 530c0 293-238 529-530 529-293 0-531-236-531-529s238-530 531-530c292 0 530 237 530 530z">
          <text:p/>
        </draw:path>
        <draw:frame draw:style-name="gr36" draw:text-style-name="P21" xml:id="id36" draw:id="id36" draw:layer="layout" svg:width="0.629cm" svg:height="0.628cm" svg:x="8.291cm" svg:y="13.473cm">
          <draw:text-box>
            <text:p text:style-name="P20"><text:span text:style-name="T4">10</text:span></text:p>
          </draw:text-box>
        </draw:frame>
        <draw:path draw:style-name="gr47" draw:text-style-name="P22" draw:layer="layout" svg:width="1.058cm" svg:height="1.059cm" svg:x="8.085cm" svg:y="15.15cm" svg:viewBox="0 0 1059 1060" svg:d="M1059 529c0 294-237 531-529 531s-530-237-530-531c0-292 238-529 530-529s529 237 529 529z">
          <text:p/>
        </draw:path>
        <draw:frame draw:style-name="gr50" draw:text-style-name="P25" draw:layer="layout" svg:width="0.563cm" svg:height="0.628cm" svg:x="8.457cm" svg:y="15.325cm">
          <draw:text-box>
            <text:p text:style-name="P20"><text:span text:style-name="T6">8</text:span></text:p>
          </draw:text-box>
        </draw:frame>
        <draw:path draw:style-name="gr35" draw:text-style-name="P19" draw:layer="layout" svg:width="1.058cm" svg:height="1.059cm" svg:x="5.694cm" svg:y="17.002cm" svg:viewBox="0 0 1059 1060" svg:d="M1059 529c0 294-236 531-529 531s-530-237-530-531c0-292 237-529 530-529s529 237 529 529z">
          <text:p/>
        </draw:path>
        <draw:frame draw:style-name="gr37" draw:text-style-name="P21" xml:id="id35" draw:id="id35" draw:layer="layout" svg:width="0.563cm" svg:height="0.628cm" svg:x="6.067cm" svg:y="17.177cm">
          <draw:text-box>
            <text:p text:style-name="P20"><text:span text:style-name="T4">7</text:span></text:p>
          </draw:text-box>
        </draw:frame>
        <draw:custom-shape draw:style-name="gr51" draw:text-style-name="P23" draw:layer="layout" svg:width="1.532cm" svg:height="0.473cm" svg:x="21.835cm" svg:y="15.6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26" draw:layer="layout" svg:width="1.532cm" svg:height="0.473cm" svg:x="13.74cm" svg:y="15.485cm">
          <text:p text:style-name="P1"><text:s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6" draw:layer="layout" svg:x1="10.102cm" svg:y1="12.282cm" svg:x2="10.102cm" svg:y2="19.384cm">
          <text:p/>
        </draw:line>
        <draw:line draw:style-name="gr12" draw:text-style-name="P6" draw:layer="layout" svg:x1="18.302cm" svg:y1="12.282cm" svg:x2="18.302cm" svg:y2="19.384cm">
          <text:p/>
        </draw:line>
        <draw:custom-shape draw:style-name="gr52" draw:text-style-name="P26" draw:layer="layout" svg:width="1.532cm" svg:height="0.473cm" svg:x="4.383cm" svg:y="15.513cm">
          <text:p text:style-name="P1"><text:s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3" draw:layer="layout" svg:width="18.624cm" svg:height="10.476cm" svg:x="1.482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onnector draw:style-name="gr41" draw:text-style-name="P6" draw:layer="layout" draw:type="line" svg:x1="6.348cm" svg:y1="17.164cm" svg:x2="8.605cm" svg:y2="14.088cm" draw:start-shape="id39" draw:start-glue-point="0" draw:end-shape="id40" draw:end-glue-point="2" svg:d="M6348 17164l2257-3076" svg:viewBox="0 0 2258 3077">
          <text:p/>
        </draw:connector>
        <draw:polygon draw:style-name="gr33" draw:text-style-name="P17" draw:layer="layout" svg:width="1.191cm" svg:height="1.852cm" svg:x="3.114cm" svg:y="13.814cm" svg:viewBox="0 0 1192 1853" draw:points="1192,0 0,1853">
          <text:p/>
        </draw:polygon>
        <draw:line draw:style-name="gr34" draw:text-style-name="P18" draw:layer="layout" svg:x1="4.306cm" svg:y1="13.814cm" svg:x2="3.114cm" svg:y2="15.667cm">
          <text:p/>
        </draw:line>
        <draw:polygon draw:style-name="gr33" draw:text-style-name="P17" draw:layer="layout" svg:width="1.19cm" svg:height="1.852cm" svg:x="11.58cm" svg:y="13.814cm" svg:viewBox="0 0 1191 1853" draw:points="0,0 1191,1853">
          <text:p/>
        </draw:polygon>
        <draw:line draw:style-name="gr34" draw:text-style-name="P18" draw:layer="layout" svg:x1="11.58cm" svg:y1="13.814cm" svg:x2="12.771cm" svg:y2="15.667cm">
          <text:p/>
        </draw:line>
        <draw:polygon draw:style-name="gr33" draw:text-style-name="P17" draw:layer="layout" svg:width="1.191cm" svg:height="1.852cm" svg:x="20.723cm" svg:y="13.842cm" svg:viewBox="0 0 1192 1853" draw:points="1192,0 0,1853">
          <text:p/>
        </draw:polygon>
        <draw:line draw:style-name="gr34" draw:text-style-name="P18" draw:layer="layout" svg:x1="21.915cm" svg:y1="13.842cm" svg:x2="20.723cm" svg:y2="15.695cm">
          <text:p/>
        </draw:line>
        <draw:polygon draw:style-name="gr33" draw:text-style-name="P17" draw:layer="layout" svg:width="1.191cm" svg:height="1.852cm" svg:x="1.923cm" svg:y="15.666cm" svg:viewBox="0 0 1192 1853" draw:points="1192,0 0,1853">
          <text:p/>
        </draw:polygon>
        <draw:line draw:style-name="gr34" draw:text-style-name="P18" draw:layer="layout" svg:x1="3.115cm" svg:y1="15.666cm" svg:x2="1.923cm" svg:y2="17.519cm">
          <text:p/>
        </draw:line>
        <draw:polygon draw:style-name="gr33" draw:text-style-name="P17" draw:layer="layout" svg:width="1.19cm" svg:height="1.852cm" svg:x="11.58cm" svg:y="15.666cm" svg:viewBox="0 0 1191 1853" draw:points="1191,0 0,1853">
          <text:p/>
        </draw:polygon>
        <draw:line draw:style-name="gr34" draw:text-style-name="P18" draw:layer="layout" svg:x1="12.771cm" svg:y1="15.666cm" svg:x2="11.58cm" svg:y2="17.519cm">
          <text:p/>
        </draw:line>
        <draw:polygon draw:style-name="gr33" draw:text-style-name="P17" draw:layer="layout" svg:width="1.191cm" svg:height="1.852cm" svg:x="19.532cm" svg:y="15.694cm" svg:viewBox="0 0 1192 1853" draw:points="1192,0 0,1853">
          <text:p/>
        </draw:polygon>
        <draw:line draw:style-name="gr34" draw:text-style-name="P18" draw:layer="layout" svg:x1="20.724cm" svg:y1="15.694cm" svg:x2="19.532cm" svg:y2="17.547cm">
          <text:p/>
        </draw:line>
        <draw:path draw:style-name="gr35" draw:text-style-name="P19" draw:layer="layout" svg:width="1.06cm" svg:height="1.058cm" svg:x="3.775cm" svg:y="13.285cm" svg:viewBox="0 0 1061 1059" svg:d="M1061 530c0 293-238 529-530 529-293 0-531-236-531-529s238-530 531-530c292 0 530 237 530 530z">
          <text:p/>
        </draw:path>
        <draw:path draw:style-name="gr35" draw:text-style-name="P19" draw:layer="layout" svg:width="1.059cm" svg:height="1.058cm" svg:x="11.05cm" svg:y="13.285cm" svg:viewBox="0 0 1060 1059" svg:d="M1060 530c0 293-238 529-530 529-293 0-530-236-530-529s237-530 530-530c292 0 530 237 530 530z">
          <text:p/>
        </draw:path>
        <draw:frame draw:style-name="gr36" draw:text-style-name="P21" draw:layer="layout" svg:width="0.629cm" svg:height="0.628cm" svg:x="3.991cm" svg:y="13.46cm">
          <draw:text-box>
            <text:p text:style-name="P20"><text:span text:style-name="T4">10</text:span></text:p>
          </draw:text-box>
        </draw:frame>
        <draw:path draw:style-name="gr38" draw:text-style-name="P22" draw:layer="layout" svg:width="1.059cm" svg:height="1.058cm" svg:x="21.384cm" svg:y="13.313cm" svg:viewBox="0 0 1060 1059" svg:d="M1060 530c0 293-237 529-529 529-294 0-531-236-531-529s237-530 531-530c292 0 529 237 529 530z">
          <text:p/>
        </draw:path>
        <draw:frame draw:style-name="gr36" draw:text-style-name="P21" draw:layer="layout" svg:width="0.629cm" svg:height="0.628cm" svg:x="11.266cm" svg:y="13.46cm">
          <draw:text-box>
            <text:p text:style-name="P20"><text:span text:style-name="T4">10</text:span></text:p>
          </draw:text-box>
        </draw:frame>
        <draw:path draw:style-name="gr38" draw:text-style-name="P22" draw:layer="layout" svg:width="1.058cm" svg:height="1.059cm" svg:x="2.585cm" svg:y="15.137cm" svg:viewBox="0 0 1059 1060" svg:d="M1059 529c0 294-237 531-529 531s-530-237-530-531c0-292 238-529 530-529s529 237 529 529z">
          <text:p/>
        </draw:path>
        <draw:frame draw:style-name="gr36" draw:text-style-name="P21" draw:layer="layout" svg:width="0.629cm" svg:height="0.628cm" svg:x="21.6cm" svg:y="13.488cm">
          <draw:text-box>
            <text:p text:style-name="P20"><text:span text:style-name="T4">10</text:span></text:p>
          </draw:text-box>
        </draw:frame>
        <draw:path draw:style-name="gr38" draw:text-style-name="P22" draw:layer="layout" svg:width="1.058cm" svg:height="1.059cm" svg:x="12.241cm" svg:y="15.137cm" svg:viewBox="0 0 1059 1060" svg:d="M1059 529c0 294-238 531-530 531s-529-237-529-531c0-292 237-529 529-529s530 237 530 529z">
          <text:p/>
        </draw:path>
        <draw:frame draw:style-name="gr37" draw:text-style-name="P21" draw:layer="layout" svg:width="0.563cm" svg:height="0.628cm" svg:x="2.957cm" svg:y="15.312cm">
          <draw:text-box>
            <text:p text:style-name="P20"><text:span text:style-name="T4">8</text:span></text:p>
          </draw:text-box>
        </draw:frame>
        <draw:path draw:style-name="gr35" draw:text-style-name="P19" draw:layer="layout" svg:width="1.058cm" svg:height="1.059cm" svg:x="20.194cm" svg:y="15.165cm" svg:viewBox="0 0 1059 1060" svg:d="M1059 529c0 294-237 531-529 531-293 0-530-237-530-531 0-292 237-529 530-529 292 0 529 237 529 529z">
          <text:p/>
        </draw:path>
        <draw:frame draw:style-name="gr36" draw:text-style-name="P21" draw:layer="layout" svg:width="0.629cm" svg:height="0.628cm" svg:x="12.457cm" svg:y="15.312cm">
          <draw:text-box>
            <text:p text:style-name="P20"><text:span text:style-name="T4">12</text:span></text:p>
          </draw:text-box>
        </draw:frame>
        <draw:path draw:style-name="gr35" draw:text-style-name="P19" draw:layer="layout" svg:width="1.058cm" svg:height="1.059cm" svg:x="1.394cm" svg:y="16.989cm" svg:viewBox="0 0 1059 1060" svg:d="M1059 529c0 294-236 531-529 531s-530-237-530-531c0-292 237-529 530-529s529 237 529 529z">
          <text:p/>
        </draw:path>
        <draw:frame draw:style-name="gr37" draw:text-style-name="P21" draw:layer="layout" svg:width="0.563cm" svg:height="0.628cm" svg:x="20.567cm" svg:y="15.34cm">
          <draw:text-box>
            <text:p text:style-name="P20"><text:span text:style-name="T4">8</text:span></text:p>
          </draw:text-box>
        </draw:frame>
        <draw:path draw:style-name="gr35" draw:text-style-name="P19" draw:layer="layout" svg:width="1.059cm" svg:height="1.059cm" svg:x="11.05cm" svg:y="16.989cm" svg:viewBox="0 0 1060 1060" svg:d="M1060 529c0 294-238 531-530 531-293 0-530-237-530-531 0-292 237-529 530-529 292 0 530 237 530 529z">
          <text:p/>
        </draw:path>
        <draw:frame draw:style-name="gr37" draw:text-style-name="P21" draw:layer="layout" svg:width="0.563cm" svg:height="0.628cm" svg:x="1.767cm" svg:y="17.164cm">
          <draw:text-box>
            <text:p text:style-name="P20"><text:span text:style-name="T4">7</text:span></text:p>
          </draw:text-box>
        </draw:frame>
        <draw:path draw:style-name="gr35" draw:text-style-name="P19" draw:layer="layout" svg:width="1.059cm" svg:height="1.059cm" svg:x="19.003cm" svg:y="17.017cm" svg:viewBox="0 0 1060 1060" svg:d="M1060 529c0 294-237 531-531 531-292 0-529-237-529-531 0-292 237-529 529-529 294 0 531 237 531 529z">
          <text:p/>
        </draw:path>
        <draw:frame draw:style-name="gr44" draw:text-style-name="P21" draw:layer="layout" svg:width="0.586cm" svg:height="0.628cm" svg:x="11.323cm" svg:y="17.164cm">
          <draw:text-box>
            <text:p text:style-name="P20"><text:span text:style-name="T4">11</text:span></text:p>
          </draw:text-box>
        </draw:frame>
        <draw:frame draw:style-name="gr37" draw:text-style-name="P21" draw:layer="layout" svg:width="0.563cm" svg:height="0.628cm" svg:x="19.376cm" svg:y="17.192cm">
          <draw:text-box>
            <text:p text:style-name="P20"><text:span text:style-name="T4">7</text:span></text:p>
          </draw:text-box>
        </draw:frame>
        <draw:frame draw:style-name="gr46" draw:text-style-name="P8" draw:layer="layout" svg:width="1.277cm" svg:height="0.962cm" svg:x="3.794cm" svg:y="18.564cm">
          <draw:text-box>
            <text:p>(a)</text:p>
          </draw:text-box>
        </draw:frame>
        <draw:frame draw:style-name="gr46" draw:text-style-name="P8" draw:layer="layout" svg:width="1.277cm" svg:height="0.962cm" svg:x="12.713cm" svg:y="18.703cm">
          <draw:text-box>
            <text:p>(b)</text:p>
          </draw:text-box>
        </draw:frame>
        <draw:polygon draw:style-name="gr33" draw:text-style-name="P17" draw:layer="layout" svg:width="1.191cm" svg:height="1.852cm" svg:x="24.289cm" svg:y="13.803cm" svg:viewBox="0 0 1192 1853" draw:points="1192,0 0,1853">
          <text:p/>
        </draw:polygon>
        <draw:polygon draw:style-name="gr33" draw:text-style-name="P17" draw:layer="layout" svg:width="1.191cm" svg:height="1.852cm" svg:x="23.098cm" svg:y="15.655cm" svg:viewBox="0 0 1192 1853" draw:points="1192,0 0,1853">
          <text:p/>
        </draw:polygon>
        <draw:line draw:style-name="gr34" draw:text-style-name="P18" draw:layer="layout" svg:x1="24.29cm" svg:y1="15.655cm" svg:x2="23.098cm" svg:y2="17.508cm">
          <text:p/>
        </draw:line>
        <draw:path draw:style-name="gr47" draw:text-style-name="P22" draw:layer="layout" svg:width="1.059cm" svg:height="1.058cm" svg:x="24.95cm" svg:y="13.274cm" svg:viewBox="0 0 1060 1059" svg:d="M1060 530c0 293-237 529-529 529-294 0-531-236-531-529s237-530 531-530c292 0 529 237 529 530z">
          <text:p/>
        </draw:path>
        <draw:frame draw:style-name="gr36" draw:text-style-name="P25" draw:layer="layout" svg:width="0.629cm" svg:height="0.628cm" svg:x="25.166cm" svg:y="13.449cm">
          <draw:text-box>
            <text:p text:style-name="P20"><text:span text:style-name="T6">10</text:span></text:p>
          </draw:text-box>
        </draw:frame>
        <draw:path draw:style-name="gr35" draw:text-style-name="P19" draw:layer="layout" svg:width="1.058cm" svg:height="1.059cm" svg:x="23.76cm" svg:y="15.126cm" svg:viewBox="0 0 1059 1060" svg:d="M1059 529c0 294-237 531-529 531-293 0-530-237-530-531 0-292 237-529 530-529 292 0 529 237 529 529z">
          <text:p/>
        </draw:path>
        <draw:frame draw:style-name="gr37" draw:text-style-name="P21" draw:layer="layout" svg:width="0.563cm" svg:height="0.628cm" svg:x="24.133cm" svg:y="15.301cm">
          <draw:text-box>
            <text:p text:style-name="P20"><text:span text:style-name="T4">8</text:span></text:p>
          </draw:text-box>
        </draw:frame>
        <draw:path draw:style-name="gr35" draw:text-style-name="P19" draw:layer="layout" svg:width="1.059cm" svg:height="1.059cm" svg:x="22.569cm" svg:y="16.978cm" svg:viewBox="0 0 1060 1060" svg:d="M1060 529c0 294-237 531-531 531-292 0-529-237-529-531 0-292 237-529 529-529 294 0 531 237 531 529z">
          <text:p/>
        </draw:path>
        <draw:frame draw:style-name="gr37" draw:text-style-name="P21" draw:layer="layout" svg:width="0.563cm" svg:height="0.628cm" svg:x="22.942cm" svg:y="17.153cm">
          <draw:text-box>
            <text:p text:style-name="P20"><text:span text:style-name="T4">7</text:span></text:p>
          </draw:text-box>
        </draw:frame>
        <draw:frame draw:style-name="gr48" draw:text-style-name="P8" draw:layer="layout" svg:width="1.243cm" svg:height="0.962cm" svg:x="21.06cm" svg:y="18.609cm">
          <draw:text-box draw:corner-radius="1.418cm">
            <text:p>(c)</text:p>
          </draw:text-box>
        </draw:frame>
        <draw:polygon draw:style-name="gr33" draw:text-style-name="P17" draw:layer="layout" svg:width="1.19cm" svg:height="1.852cm" svg:x="15.82cm" svg:y="13.758cm" svg:viewBox="0 0 1191 1853" draw:points="0,0 1191,1853">
          <text:p/>
        </draw:polygon>
        <draw:polygon draw:style-name="gr33" draw:text-style-name="P17" draw:layer="layout" svg:width="1.19cm" svg:height="1.852cm" svg:x="15.82cm" svg:y="15.61cm" svg:viewBox="0 0 1191 1853" draw:points="1191,0 0,1853">
          <text:p/>
        </draw:polygon>
        <draw:path draw:style-name="gr35" draw:text-style-name="P19" xml:id="id41" draw:id="id41" draw:layer="layout" svg:width="1.059cm" svg:height="1.058cm" svg:x="15.69cm" svg:y="13.229cm" svg:viewBox="0 0 1060 1059" svg:d="M1060 530c0 293-238 529-530 529-293 0-530-236-530-529s237-530 530-530c292 0 530 237 530 530z">
          <text:p/>
        </draw:path>
        <draw:frame draw:style-name="gr36" draw:text-style-name="P21" draw:layer="layout" svg:width="0.629cm" svg:height="0.628cm" svg:x="15.906cm" svg:y="13.404cm">
          <draw:text-box>
            <text:p text:style-name="P20"><text:span text:style-name="T4">10</text:span></text:p>
          </draw:text-box>
        </draw:frame>
        <draw:path draw:style-name="gr47" draw:text-style-name="P22" draw:layer="layout" svg:width="1.058cm" svg:height="1.059cm" svg:x="16.481cm" svg:y="15.081cm" svg:viewBox="0 0 1059 1060" svg:d="M1059 529c0 294-238 531-530 531s-529-237-529-531c0-292 237-529 529-529s530 237 530 529z">
          <text:p/>
        </draw:path>
        <draw:frame draw:style-name="gr49" draw:text-style-name="P25" draw:layer="layout" svg:width="0.629cm" svg:height="0.628cm" svg:x="16.697cm" svg:y="15.256cm">
          <draw:text-box>
            <text:p text:style-name="P20"><text:span text:style-name="T6">12</text:span></text:p>
          </draw:text-box>
        </draw:frame>
        <draw:path draw:style-name="gr35" draw:text-style-name="P19" xml:id="id42" draw:id="id42" draw:layer="layout" svg:width="1.059cm" svg:height="1.059cm" svg:x="14.89cm" svg:y="16.933cm" svg:viewBox="0 0 1060 1060" svg:d="M1060 529c0 294-238 531-530 531-293 0-530-237-530-531 0-292 237-529 530-529 292 0 530 237 530 529z">
          <text:p/>
        </draw:path>
        <draw:frame draw:style-name="gr44" draw:text-style-name="P21" draw:layer="layout" svg:width="0.586cm" svg:height="0.628cm" svg:x="15.163cm" svg:y="17.108cm">
          <draw:text-box>
            <text:p text:style-name="P20"><text:span text:style-name="T4">11</text:span></text:p>
          </draw:text-box>
        </draw:frame>
        <draw:connector draw:style-name="gr12" draw:text-style-name="P6" draw:layer="layout" draw:type="line" svg:x1="16.22cm" svg:y1="14.288cm" svg:x2="15.42cm" svg:y2="16.933cm" draw:start-shape="id41" draw:start-glue-point="2" draw:end-shape="id42" draw:end-glue-point="0" svg:d="M16220 14288l-800 2645" svg:viewBox="0 0 801 2646">
          <text:p/>
        </draw:connector>
        <draw:polygon draw:style-name="gr33" draw:text-style-name="P17" draw:layer="layout" svg:width="1.191cm" svg:height="1.852cm" svg:x="7.414cm" svg:y="13.814cm" svg:viewBox="0 0 1192 1853" draw:points="1192,0 0,1853">
          <text:p/>
        </draw:polygon>
        <draw:polygon draw:style-name="gr33" draw:text-style-name="P17" draw:layer="layout" svg:width="1.191cm" svg:height="1.852cm" svg:x="6.223cm" svg:y="15.666cm" svg:viewBox="0 0 1192 1853" draw:points="1192,0 0,1853">
          <text:p/>
        </draw:polygon>
        <draw:path draw:style-name="gr35" draw:text-style-name="P19" draw:layer="layout" svg:width="1.06cm" svg:height="1.058cm" svg:x="8.075cm" svg:y="13.285cm" svg:viewBox="0 0 1061 1059" svg:d="M1061 530c0 293-238 529-530 529-293 0-531-236-531-529s238-530 531-530c292 0 530 237 530 530z">
          <text:p/>
        </draw:path>
        <draw:frame draw:style-name="gr36" draw:text-style-name="P21" xml:id="id40" draw:id="id40" draw:layer="layout" svg:width="0.629cm" svg:height="0.628cm" svg:x="8.291cm" svg:y="13.46cm">
          <draw:text-box>
            <text:p text:style-name="P20"><text:span text:style-name="T4">10</text:span></text:p>
          </draw:text-box>
        </draw:frame>
        <draw:path draw:style-name="gr47" draw:text-style-name="P22" draw:layer="layout" svg:width="1.058cm" svg:height="1.059cm" svg:x="8.085cm" svg:y="15.137cm" svg:viewBox="0 0 1059 1060" svg:d="M1059 529c0 294-237 531-529 531s-530-237-530-531c0-292 238-529 530-529s529 237 529 529z">
          <text:p/>
        </draw:path>
        <draw:frame draw:style-name="gr50" draw:text-style-name="P25" draw:layer="layout" svg:width="0.563cm" svg:height="0.628cm" svg:x="8.457cm" svg:y="15.312cm">
          <draw:text-box>
            <text:p text:style-name="P20"><text:span text:style-name="T6">8</text:span></text:p>
          </draw:text-box>
        </draw:frame>
        <draw:path draw:style-name="gr35" draw:text-style-name="P19" draw:layer="layout" svg:width="1.058cm" svg:height="1.059cm" svg:x="5.694cm" svg:y="16.989cm" svg:viewBox="0 0 1059 1060" svg:d="M1059 529c0 294-236 531-529 531s-530-237-530-531c0-292 237-529 530-529s529 237 529 529z">
          <text:p/>
        </draw:path>
        <draw:frame draw:style-name="gr37" draw:text-style-name="P21" xml:id="id39" draw:id="id39" draw:layer="layout" svg:width="0.563cm" svg:height="0.628cm" svg:x="6.067cm" svg:y="17.164cm">
          <draw:text-box>
            <text:p text:style-name="P20"><text:span text:style-name="T4">7</text:span></text:p>
          </draw:text-box>
        </draw:frame>
        <draw:custom-shape draw:style-name="gr51" draw:text-style-name="P23" draw:layer="layout" svg:width="1.532cm" svg:height="0.473cm" svg:x="21.835cm" svg:y="15.6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26" draw:layer="layout" svg:width="1.532cm" svg:height="0.473cm" svg:x="13.74cm" svg:y="15.472cm">
          <text:p text:style-name="P1"><text:s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26" draw:layer="layout" svg:width="1.532cm" svg:height="0.473cm" svg:x="4.383cm" svg:y="15.5cm">
          <text:p text:style-name="P1"><text:s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4" xml:id="id43" draw:id="id43" draw:layer="layout" svg:width="2.032cm" svg:height="1.532cm" svg:x="1.922cm" svg:y="2.757cm">
          <draw:glue-point draw:id="4" svg:x="-2.598cm" svg:y="3.107cm"/>
          <draw:glue-point draw:id="5" svg:x="2.322cm" svg:y="3.485cm"/>
          <draw:glue-point draw:id="6" svg:x="0.152cm" svg:y="-3.42cm"/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.95cm" svg:y1="3.175cm" svg:x2="3.982cm" svg:y2="3.175cm">
          <text:p/>
        </draw:line>
        <draw:line draw:style-name="gr12" draw:text-style-name="P6" draw:layer="layout" svg:x1="1.951cm" svg:y1="3.775cm" svg:x2="3.983cm" svg:y2="3.775cm">
          <text:p/>
        </draw:line>
        <draw:line draw:style-name="gr12" draw:text-style-name="P6" xml:id="id45" draw:id="id45" draw:layer="layout" svg:x1="2.956cm" svg:y1="3.76cm" svg:x2="2.956cm" svg:y2="4.289cm">
          <text:p/>
        </draw:line>
        <draw:g draw:style-name="gr54" xml:id="id44" draw:id="id44">
          <draw:custom-shape draw:style-name="gr53" draw:text-style-name="P4" draw:layer="layout" svg:width="2.032cm" svg:height="1.532cm" svg:x="3.4cm" svg:y="5.876cm">
            <draw:glue-point draw:id="4" svg:x="-2.598cm" svg:y="3.107cm"/>
            <draw:glue-point draw:id="5" svg:x="2.322cm" svg:y="3.485cm"/>
            <draw:glue-point draw:id="6" svg:x="0.152cm" svg:y="-3.42cm"/>
            <text:p/>
            <draw:enhanced-geometry svg:viewBox="0 0 21600 21600" draw:type="rectangle" draw:enhanced-path="M 0 0 L 21600 0 21600 21600 0 21600 0 0 Z N"/>
          </draw:custom-shape>
          <draw:line draw:style-name="gr12" draw:text-style-name="P6" draw:layer="layout" svg:x1="3.428cm" svg:y1="6.294cm" svg:x2="5.46cm" svg:y2="6.294cm">
            <text:p/>
          </draw:line>
          <draw:line draw:style-name="gr12" draw:text-style-name="P6" draw:layer="layout" svg:x1="3.429cm" svg:y1="6.894cm" svg:x2="5.461cm" svg:y2="6.894cm">
            <text:p/>
          </draw:line>
          <draw:line draw:style-name="gr12" draw:text-style-name="P6" draw:layer="layout" svg:x1="4.434cm" svg:y1="6.879cm" svg:x2="4.434cm" svg:y2="7.408cm">
            <text:p/>
          </draw:line>
        </draw:g>
        <draw:connector draw:style-name="gr55" draw:text-style-name="P6" draw:layer="layout" draw:type="line" svg:x1="3.409cm" svg:y1="4.056cm" svg:x2="4.43cm" svg:y2="5.876cm" draw:start-shape="id43" draw:start-glue-point="5" draw:end-shape="id44" draw:end-glue-point="0" svg:d="M3409 4056l1021 1820" svg:viewBox="0 0 1022 1821">
          <text:p/>
        </draw:connector>
        <draw:connector draw:style-name="gr56" draw:text-style-name="P6" draw:layer="layout" draw:type="line" svg:x1="4.43cm" svg:y1="5.876cm" svg:x2="2.956cm" svg:y2="4.289cm" draw:start-shape="id44" draw:start-glue-point="0" draw:end-shape="id45" draw:end-glue-point="2" svg:d="M4430 5876l-1474-1587" svg:viewBox="0 0 1475 1588">
          <text:p/>
        </draw:connector>
        <presentation:notes draw:style-name="dp2">
          <draw:page-thumbnail draw:style-name="gr23" draw:layer="layout" svg:width="18.624cm" svg:height="10.476cm" svg:x="1.482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pitch="variable"/>
    <style:font-face style:name="Arimo1" svg:font-family="Arimo"/>
    <style:font-face style:name="Arimo2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 SemiCondensed" svg:font-family="'Noto Sans Devanagari SemiCondensed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8:54:36.602013290</meta:creation-date>
    <dc:date>2023-09-26T08:51:17.169178749</dc:date>
    <meta:editing-duration>PT2H58M50S</meta:editing-duration>
    <meta:editing-cycles>47</meta:editing-cycles>
    <meta:generator>LibreOffice/7.6.1.2$Linux_X86_64 LibreOffice_project/60$Build-2</meta:generator>
    <meta:document-statistic meta:object-count="488"/>
  </office:meta>
</office:document-meta>
</file>